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9679" officeooo:paragraph-rsid="000f9679"/>
    </style:style>
    <style:style style:name="P2" style:family="paragraph" style:parent-style-name="Standard">
      <style:text-properties officeooo:rsid="001ca1f1" officeooo:paragraph-rsid="001ca1f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77888" officeooo:paragraph-rsid="0067788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b6b61a" officeooo:paragraph-rsid="00b6b61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d32bd7" officeooo:paragraph-rsid="00d32bd7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d4fa95" officeooo:paragraph-rsid="00d4fa9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f9679" officeooo:paragraph-rsid="000f9679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underline-style="none" fo:font-weight="bold" officeooo:rsid="003a2a28" officeooo:paragraph-rsid="003a2a28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3a2a28" officeooo:paragraph-rsid="003a2a2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a463eb" officeooo:paragraph-rsid="00a463eb" style:font-weight-asian="normal" style:font-weight-complex="normal"/>
    </style:style>
    <style:style style:name="P11" style:family="paragraph" style:parent-style-name="Standard">
      <style:text-properties officeooo:rsid="00564c9b" officeooo:paragraph-rsid="00564c9b"/>
    </style:style>
    <style:style style:name="P12" style:family="paragraph" style:parent-style-name="Standard">
      <style:paragraph-properties fo:text-align="justify" style:justify-single-word="false"/>
      <style:text-properties officeooo:rsid="002415eb" officeooo:paragraph-rsid="002415eb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d32bd7" officeooo:paragraph-rsid="00d32bd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 fo:break-before="page"/>
      <style:text-properties fo:font-weight="bold" officeooo:rsid="00681646" officeooo:paragraph-rsid="00681646" style:font-weight-asian="bold" style:font-weight-complex="bold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bold" officeooo:rsid="00b6b61a" officeooo:paragraph-rsid="00b6b61a" style:font-weight-asian="bold" style:font-weight-complex="bold"/>
    </style:style>
    <style:style style:name="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55da9" style:font-size-asian="8pt" style:font-weight-asian="normal" style:font-size-complex="8pt" style:font-weight-complex="normal"/>
    </style:style>
    <style:style style:name="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6a362b" officeooo:paragraph-rsid="0070bc7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normal" officeooo:rsid="004837bf" officeooo:paragraph-rsid="004837bf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rsid="0057a42a" officeooo:paragraph-rsid="0057a42a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normal" officeooo:rsid="001f3839" officeooo:paragraph-rsid="001f3839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normal" officeooo:rsid="00533803" officeooo:paragraph-rsid="00533803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8pt" fo:font-weight="normal" officeooo:rsid="0023ba9b" officeooo:paragraph-rsid="0023ba9b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8pt" fo:font-weight="normal" officeooo:rsid="001c98f1" officeooo:paragraph-rsid="001c98f1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8pt" fo:font-weight="normal" officeooo:rsid="0021c5bc" officeooo:paragraph-rsid="0021c5b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rsid="007ed0d6" officeooo:paragraph-rsid="007ed0d6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rsid="00bfa0dc" officeooo:paragraph-rsid="00bfa0dc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8pt" fo:font-weight="bold" officeooo:rsid="001f3839" officeooo:paragraph-rsid="001f3839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8pt" fo:font-weight="bold" officeooo:rsid="000f9679" officeooo:paragraph-rsid="000f9679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8pt" fo:font-weight="bold" officeooo:rsid="007d9d1e" officeooo:paragraph-rsid="007d9d1e" style:font-size-asian="8pt" style:font-weight-asian="bold" style:font-size-complex="8pt" style:font-weight-complex="bold"/>
    </style:style>
    <style:style style:name="P42" style:family="paragraph" style:parent-style-name="Table_20_Contents">
      <style:text-properties fo:font-size="8pt" officeooo:rsid="000f9679" officeooo:paragraph-rsid="000f9679" style:font-size-asian="8pt" style:font-size-complex="8pt"/>
    </style:style>
    <style:style style:name="P43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4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45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1.1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34b9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454239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98131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54239" officeooo:paragraph-rsid="005c98e7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412173" style:font-size-asian="8pt" style:font-weight-asian="normal" style:font-size-complex="8pt" style:font-weight-complex="normal"/>
    </style:style>
    <style:style style:name="P51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98131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12173" officeooo:paragraph-rsid="005c98e7" style:font-size-asian="8pt" style:font-weight-asian="normal" style:font-size-complex="8pt" style:font-weight-complex="normal"/>
    </style:style>
    <style:style style:name="P53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194ae2" officeooo:paragraph-rsid="00194ae2" style:font-size-asian="8pt" style:font-weight-asian="normal" style:font-size-complex="8pt" style:font-weight-complex="normal"/>
    </style:style>
    <style:style style:name="P54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5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6739c" officeooo:paragraph-rsid="0016739c" style:font-size-asian="8pt" style:font-weight-asian="normal" style:font-size-complex="8pt" style:font-weight-complex="normal"/>
    </style:style>
    <style:style style:name="P56" style:family="paragraph" style:parent-style-name="Table_20_Contents">
      <loext:graphic-properties draw:fill="none"/>
      <style:paragraph-properties fo:margin-left="0.6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4d9ffe" officeooo:paragraph-rsid="004d9ffe" style:font-size-asian="8pt" style:font-weight-asian="normal" style:font-size-complex="8pt" style:font-weight-complex="normal"/>
    </style:style>
    <style:style style:name="P57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58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5c98e7" style:font-size-asian="8pt" style:font-weight-asian="normal" style:font-size-complex="8pt" style:font-weight-complex="normal"/>
    </style:style>
    <style:style style:name="P59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118526" style:font-size-asian="8pt" style:font-weight-asian="normal" style:font-size-complex="8pt" style:font-weight-complex="normal"/>
    </style:style>
    <style:style style:name="P60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61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bed00" officeooo:paragraph-rsid="001bed00" style:font-size-asian="8pt" style:font-weight-asian="normal" style:font-size-complex="8pt" style:font-weight-complex="normal"/>
    </style:style>
    <style:style style:name="P62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2cb2" officeooo:paragraph-rsid="001a2cb2" style:font-size-asian="8pt" style:font-weight-asian="normal" style:font-size-complex="8pt" style:font-weight-complex="normal"/>
    </style:style>
    <style:style style:name="P63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c8f7ff" officeooo:paragraph-rsid="00c8f7ff" style:font-size-asian="8pt" style:font-weight-asian="normal" style:font-size-complex="8pt" style:font-weight-complex="normal"/>
    </style:style>
    <style:style style:name="P64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ad603" officeooo:paragraph-rsid="00c8f7ff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1.1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d0f701" officeooo:paragraph-rsid="00d0f701" style:font-size-asian="8pt" style:font-weight-asian="normal" style:font-size-complex="8pt" style:font-weight-complex="normal"/>
    </style:style>
    <style:style style:name="P66" style:family="paragraph" style:parent-style-name="Table_20_Contents">
      <loext:graphic-properties draw:fill="none"/>
      <style:paragraph-properties fo:margin-left="0.575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0f9679" officeooo:paragraph-rsid="000f9679" style:font-size-asian="8pt" style:font-weight-asian="normal" style:font-size-complex="8pt" style:font-weight-complex="normal"/>
    </style:style>
    <style:style style:name="P67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92bee" officeooo:paragraph-rsid="007ce80f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ce80f" officeooo:paragraph-rsid="007ce80f" style:font-size-asian="8pt" style:font-weight-asian="normal" style:font-size-complex="8pt" style:font-weight-complex="normal"/>
    </style:style>
    <style:style style:name="P69" style:family="paragraph" style:parent-style-name="Table_20_Contents">
      <loext:graphic-properties draw:fill="none"/>
      <style:paragraph-properties fo:margin-left="0.499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7d9d1e" officeooo:paragraph-rsid="007d9d1e" style:font-size-asian="8pt" style:font-weight-asian="normal" style:font-size-complex="8pt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weight="bold" officeooo:rsid="002a6c68" officeooo:paragraph-rsid="00931203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font-weight="normal" officeooo:rsid="008ce78b" officeooo:paragraph-rsid="008ce78b" style:font-weight-asian="normal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8f8954" officeooo:paragraph-rsid="008f8954" style:font-weight-asian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69b246" officeooo:paragraph-rsid="0070bc7f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912d" officeooo:paragraph-rsid="006a912d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2.499cm" fo:margin-right="0cm" fo:text-align="justify" style:justify-single-word="false" fo:text-indent="0cm" style:auto-text-indent="false" fo:background-color="transparent"/>
      <style:text-properties fo:font-weight="bold" officeooo:rsid="006a362b" officeooo:paragraph-rsid="00ec7d56" style:font-weight-asian="bold" style:font-weight-complex="bold"/>
    </style:style>
    <style:style style:name="P76" style:family="paragraph" style:parent-style-name="Standard" style:list-style-name="L3">
      <style:paragraph-properties fo:text-align="justify" style:justify-single-word="false"/>
      <style:text-properties officeooo:rsid="006d4bf8" officeooo:paragraph-rsid="006d4bf8"/>
    </style:style>
    <style:style style:name="P77" style:family="paragraph" style:parent-style-name="Standard" style:list-style-name="L3">
      <style:paragraph-properties fo:text-align="justify" style:justify-single-word="false"/>
      <style:text-properties officeooo:rsid="002415eb" officeooo:paragraph-rsid="003bf6b9"/>
    </style:style>
    <style:style style:name="P78" style:family="paragraph" style:parent-style-name="Standard" style:list-style-name="L3">
      <style:paragraph-properties fo:text-align="justify" style:justify-single-word="false"/>
      <style:text-properties officeooo:rsid="002415eb" officeooo:paragraph-rsid="0085c1ec"/>
    </style:style>
    <style:style style:name="P79" style:family="paragraph" style:parent-style-name="Standard" style:list-style-name="L3">
      <style:paragraph-properties fo:text-align="justify" style:justify-single-word="false"/>
      <style:text-properties officeooo:rsid="002415eb" officeooo:paragraph-rsid="0074e0ff"/>
    </style:style>
    <style:style style:name="P80" style:family="paragraph" style:parent-style-name="Standard" style:list-style-name="L3">
      <style:paragraph-properties fo:text-align="justify" style:justify-single-word="false"/>
      <style:text-properties officeooo:rsid="006d4d28" officeooo:paragraph-rsid="008634c8"/>
    </style:style>
    <style:style style:name="P81" style:family="paragraph" style:parent-style-name="Standard" style:list-style-name="L3">
      <style:paragraph-properties fo:text-align="justify" style:justify-single-word="false"/>
      <style:text-properties officeooo:rsid="00564c9b" officeooo:paragraph-rsid="008634c8"/>
    </style:style>
    <style:style style:name="P82" style:family="paragraph" style:parent-style-name="Standard" style:list-style-name="L3">
      <style:paragraph-properties fo:text-align="justify" style:justify-single-word="false"/>
      <style:text-properties officeooo:rsid="00564c9b" officeooo:paragraph-rsid="0070bc7f"/>
    </style:style>
    <style:style style:name="P83" style:family="paragraph" style:parent-style-name="Standard" style:list-style-name="L3">
      <style:paragraph-properties fo:text-align="justify" style:justify-single-word="false"/>
      <style:text-properties officeooo:rsid="00564c9b" officeooo:paragraph-rsid="00d9907b"/>
    </style:style>
    <style:style style:name="P84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8634c8" style:font-weight-asian="normal" style:font-weight-complex="normal"/>
    </style:style>
    <style:style style:name="P85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91ec1a" style:font-weight-asian="normal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70bc7f" style:font-weight-asian="normal" style:font-weight-complex="normal"/>
    </style:style>
    <style:style style:name="P87" style:family="paragraph" style:parent-style-name="Standard" style:list-style-name="L3">
      <style:paragraph-properties fo:text-align="justify" style:justify-single-word="false"/>
      <style:text-properties fo:font-weight="normal" officeooo:rsid="006884d4" officeooo:paragraph-rsid="00d9907b" style:font-weight-asian="normal" style:font-weight-complex="normal"/>
    </style:style>
    <style:style style:name="P88" style:family="paragraph" style:parent-style-name="Standard" style:list-style-name="L3">
      <style:paragraph-properties fo:text-align="justify" style:justify-single-word="false"/>
      <style:text-properties fo:font-weight="normal" officeooo:rsid="0072f3c5" officeooo:paragraph-rsid="0072f3c5" style:font-weight-asian="normal" style:font-weight-complex="normal"/>
    </style:style>
    <style:style style:name="P89" style:family="paragraph" style:parent-style-name="Standard" style:list-style-name="L3">
      <style:paragraph-properties fo:text-align="justify" style:justify-single-word="false"/>
      <style:text-properties fo:font-weight="normal" officeooo:rsid="0074e0ff" officeooo:paragraph-rsid="0074e0ff" style:font-weight-asian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fo:font-weight="normal" officeooo:rsid="002415eb" officeooo:paragraph-rsid="00303b05" style:font-weight-asian="normal" style:font-weight-complex="normal"/>
    </style:style>
    <style:style style:name="P91" style:family="paragraph" style:parent-style-name="Standard" style:list-style-name="L3">
      <style:paragraph-properties fo:text-align="justify" style:justify-single-word="false"/>
      <style:text-properties fo:font-weight="normal" officeooo:rsid="0075b337" officeooo:paragraph-rsid="0075b337" style:font-weight-asian="normal" style:font-weight-complex="normal"/>
    </style:style>
    <style:style style:name="P9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normal" officeooo:rsid="006d4d28" officeooo:paragraph-rsid="00d9907b" style:font-weight-asian="normal" style:font-weight-complex="normal"/>
    </style:style>
    <style:style style:name="P93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8634c8" style:font-weight-asian="bold" style:font-weight-complex="bold"/>
    </style:style>
    <style:style style:name="P94" style:family="paragraph" style:parent-style-name="Standard" style:list-style-name="L3">
      <style:paragraph-properties fo:text-align="justify" style:justify-single-word="false"/>
      <style:text-properties fo:font-weight="bold" officeooo:rsid="006884d4" officeooo:paragraph-rsid="0070bc7f" style:font-weight-asian="bold" style:font-weight-complex="bold"/>
    </style:style>
    <style:style style:name="P9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6a912d" officeooo:paragraph-rsid="008634c8" style:font-weight-asian="bold" style:font-weight-complex="bold"/>
    </style:style>
    <style:style style:name="P9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weight="bold" officeooo:rsid="00dbadd3" officeooo:paragraph-rsid="00fea586" style:font-weight-asian="bold" style:font-weight-complex="bold"/>
    </style:style>
    <style:style style:name="P9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6f7055" officeooo:paragraph-rsid="00d32bd7"/>
    </style:style>
    <style:style style:name="P9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bb6afd"/>
    </style:style>
    <style:style style:name="P9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2c9c1b" officeooo:paragraph-rsid="002c9c1b"/>
    </style:style>
    <style:style style:name="P10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c9c1b" officeooo:paragraph-rsid="00bc149a" style:font-weight-asian="normal" style:font-weight-complex="normal"/>
    </style:style>
    <style:style style:name="P10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c149a" style:font-weight-asian="normal" style:font-weight-complex="normal"/>
    </style:style>
    <style:style style:name="P10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bdd619" style:font-weight-asian="normal" style:font-weight-complex="normal"/>
    </style:style>
    <style:style style:name="P10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2415eb" officeooo:paragraph-rsid="00d9907b" style:font-weight-asian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c149a" style:font-weight-asian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03b05" officeooo:paragraph-rsid="00bdd619" style:font-weight-asian="normal" style:font-weight-complex="normal"/>
    </style:style>
    <style:style style:name="P10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7bf12" officeooo:paragraph-rsid="00d7bf12" style:font-weight-asian="normal" style:font-weight-complex="normal"/>
    </style:style>
    <style:style style:name="P107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9907b" officeooo:paragraph-rsid="00d9907b" style:font-weight-asian="normal" style:font-weight-complex="normal"/>
    </style:style>
    <style:style style:name="P108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47c26" officeooo:paragraph-rsid="00347c26" style:font-weight-asian="normal" style:font-weight-complex="normal"/>
    </style:style>
    <style:style style:name="P109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1a8d6" officeooo:paragraph-rsid="00c1a8d6" style:font-weight-asian="normal" style:font-weight-complex="normal"/>
    </style:style>
    <style:style style:name="P110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679a2" officeooo:paragraph-rsid="003679a2" style:font-weight-asian="normal" style:font-weight-complex="normal"/>
    </style:style>
    <style:style style:name="P111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1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72db8" officeooo:paragraph-rsid="00372db8" style:font-weight-asian="normal" style:font-weight-complex="normal"/>
    </style:style>
    <style:style style:name="P11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e0d547" officeooo:paragraph-rsid="00e0d547" style:font-weight-asian="normal" style:font-weight-complex="normal"/>
    </style:style>
    <style:style style:name="P114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387c3b" style:font-weight-asian="normal" style:font-weight-complex="normal"/>
    </style:style>
    <style:style style:name="P115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387c3b" officeooo:paragraph-rsid="008289af" style:font-weight-asian="normal" style:font-weight-complex="normal"/>
    </style:style>
    <style:style style:name="P116" style:family="paragraph" style:parent-style-name="Standard" style:list-style-name="L3">
      <style:paragraph-properties fo:text-align="justify" style:justify-single-word="false"/>
      <style:text-properties style:text-underline-style="none" officeooo:rsid="002c9c1b" officeooo:paragraph-rsid="00bb6afd"/>
    </style:style>
    <style:style style:name="P11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fea586" officeooo:paragraph-rsid="00fea586" style:font-weight-asian="normal" style:font-weight-complex="normal"/>
    </style:style>
    <style:style style:name="P11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none" fo:font-weight="normal" officeooo:rsid="00dbadd3" officeooo:paragraph-rsid="00fea586" style:font-weight-asian="normal" style:font-weight-complex="normal"/>
    </style:style>
    <style:style style:name="P119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47c26" style:font-weight-asian="normal" style:font-weight-complex="normal"/>
    </style:style>
    <style:style style:name="P120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c2abf3" style:font-weight-asian="normal" style:font-weight-complex="normal"/>
    </style:style>
    <style:style style:name="P12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679a2" style:font-weight-asian="normal" style:font-weight-complex="normal"/>
    </style:style>
    <style:style style:name="P122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72db8" style:font-weight-asian="normal" style:font-weight-complex="normal"/>
    </style:style>
    <style:style style:name="P123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e0d547" style:font-weight-asian="normal" style:font-weight-complex="normal"/>
    </style:style>
    <style:style style:name="P12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2415eb" officeooo:paragraph-rsid="00387c3b" style:font-weight-asian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1a8d6" officeooo:paragraph-rsid="00c1a8d6" style:font-weight-asian="normal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80dcd9" officeooo:paragraph-rsid="0080dcd9" style:font-weight-asian="normal" style:font-weight-complex="normal"/>
    </style:style>
    <style:style style:name="P127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28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d2a4a0" officeooo:paragraph-rsid="00fb46d4" style:font-weight-asian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text-underline-style="none" fo:font-weight="normal" officeooo:rsid="00d2a4a0" officeooo:paragraph-rsid="00f3c328" style:font-weight-asian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text-underline-style="none" fo:font-weight="normal" officeooo:rsid="00d2a4a0" officeooo:paragraph-rsid="01070bbf" style:font-weight-asian="normal" style:font-weight-complex="normal"/>
    </style:style>
    <style:style style:name="P131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32" style:family="paragraph" style:parent-style-name="Standard" style:list-style-name="L4">
      <style:text-properties style:text-underline-style="none" fo:font-weight="normal" officeooo:rsid="00a463eb" officeooo:paragraph-rsid="00a463eb" style:font-weight-asian="normal" style:font-weight-complex="normal"/>
    </style:style>
    <style:style style:name="P133" style:family="paragraph" style:parent-style-name="Standard" style:list-style-name="L4">
      <style:text-properties style:text-underline-style="none" fo:font-weight="normal" officeooo:rsid="00a8bdb2" officeooo:paragraph-rsid="00a8bdb2" style:font-weight-asian="normal" style:font-weight-complex="normal"/>
    </style:style>
    <style:style style:name="P134" style:family="paragraph" style:parent-style-name="Standard" style:list-style-name="L3">
      <style:paragraph-properties fo:text-align="justify" style:justify-single-word="false"/>
      <style:text-properties style:text-underline-style="none" fo:font-weight="normal" officeooo:rsid="0105a568" officeooo:paragraph-rsid="0105a568" style:font-weight-asian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text-underline-style="none" fo:font-weight="normal" officeooo:rsid="0105a568" officeooo:paragraph-rsid="0105a568" style:font-weight-asian="normal" style:font-weight-complex="normal"/>
    </style:style>
    <style:style style:name="P136" style:family="paragraph" style:parent-style-name="Standard" style:list-style-name="L3">
      <style:paragraph-properties fo:text-align="justify" style:justify-single-word="false"/>
      <style:text-properties style:text-underline-style="none" fo:font-weight="bold" officeooo:rsid="006884d4" officeooo:paragraph-rsid="00d9907b" style:font-weight-asian="bold" style:font-weight-complex="bold"/>
    </style:style>
    <style:style style:name="P137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def03d" officeooo:paragraph-rsid="00def03d" style:font-weight-asian="normal" style:font-weight-complex="normal"/>
    </style:style>
    <style:style style:name="P138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text-underline-style="none" fo:font-weight="normal" officeooo:rsid="002415eb" officeooo:paragraph-rsid="00e3dc3f" style:font-weight-asian="normal" style:font-weight-complex="normal"/>
    </style:style>
    <style:style style:name="P139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8289af" officeooo:paragraph-rsid="008289af" style:font-style-asian="normal" style:font-weight-asian="normal" style:font-style-complex="normal" style:font-weight-complex="normal"/>
    </style:style>
    <style:style style:name="P140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5653d" officeooo:paragraph-rsid="00c5653d" style:font-style-asian="normal" style:font-weight-asian="normal" style:font-style-complex="normal" style:font-weight-complex="normal"/>
    </style:style>
    <style:style style:name="P141" style:family="paragraph" style:parent-style-name="Standard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abd1b" officeooo:paragraph-rsid="00cabd1b" style:font-style-asian="normal" style:font-weight-asian="normal" style:font-style-complex="normal" style:font-weight-complex="normal"/>
    </style:style>
    <style:style style:name="P142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9f12a1" officeooo:paragraph-rsid="009f12a1" style:font-style-asian="normal" style:font-weight-asian="normal" style:font-style-complex="normal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bdd619" style:font-style-asian="normal" style:font-weight-asian="normal" style:font-style-complex="normal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5653d" style:font-style-asian="normal" style:font-weight-asian="normal" style:font-style-complex="normal" style:font-weight-complex="normal"/>
    </style:style>
    <style:style style:name="P145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415eb" officeooo:paragraph-rsid="00c64c49" style:font-style-asian="normal" style:font-weight-asian="normal" style:font-style-complex="normal" style:font-weight-complex="normal"/>
    </style:style>
    <style:style style:name="P146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c7e8bc" officeooo:paragraph-rsid="00c7e8bc" style:font-style-asian="normal" style:font-weight-asian="normal" style:font-style-complex="normal" style:font-weight-complex="normal"/>
    </style:style>
    <style:style style:name="P147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105a568" officeooo:paragraph-rsid="01070bbf" style:font-style-asian="normal" style:font-weight-asian="normal" style:font-style-complex="normal" style:font-weight-complex="normal"/>
    </style:style>
    <style:style style:name="P14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c7e8bc" officeooo:paragraph-rsid="00c7e8bc" style:font-style-asian="normal" style:font-weight-asian="bold" style:font-style-complex="normal" style:font-weight-complex="bold"/>
    </style:style>
    <style:style style:name="P14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bold" officeooo:rsid="00f3c328" officeooo:paragraph-rsid="00f3c328" style:font-style-asian="normal" style:font-weight-asian="bold" style:font-style-complex="normal" style:font-weight-complex="bold"/>
    </style:style>
    <style:style style:name="P150" style:family="paragraph" style:parent-style-name="Standard" style:list-style-name="L4">
      <style:text-properties officeooo:rsid="00a6874a" officeooo:paragraph-rsid="00a7469e"/>
    </style:style>
    <style:style style:name="P151" style:family="paragraph" style:parent-style-name="Standard" style:list-style-name="L4">
      <style:text-properties officeooo:rsid="00a6874a" officeooo:paragraph-rsid="00b0fc72"/>
    </style:style>
    <style:style style:name="P152" style:family="paragraph" style:parent-style-name="Standard" style:list-style-name="L4">
      <style:text-properties officeooo:rsid="00a76110" officeooo:paragraph-rsid="00b0fc72"/>
    </style:style>
    <style:style style:name="P153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officeooo:rsid="006de4dc" officeooo:paragraph-rsid="008634c8"/>
    </style:style>
    <style:style style:name="P154" style:family="paragraph" style:parent-style-name="Standard" style:list-style-name="L3" style:master-page-name="">
      <style:paragraph-properties fo:text-align="justify" style:justify-single-word="false" style:page-number="auto"/>
      <style:text-properties officeooo:rsid="002415eb" officeooo:paragraph-rsid="008634c8"/>
    </style:style>
    <style:style style:name="P155" style:family="paragraph" style:parent-style-name="Standard" style:list-style-name="L3" style:master-page-name="">
      <loext:graphic-properties draw:fill="none"/>
      <style:paragraph-properties fo:text-align="justify" style:justify-single-word="false" style:page-number="auto" fo:background-color="transparent"/>
      <style:text-properties fo:font-weight="normal" officeooo:rsid="0069b246" officeooo:paragraph-rsid="008634c8" style:font-weight-asian="normal" style:font-weight-complex="normal"/>
    </style:style>
    <style:style style:name="P156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70bc7f" style:font-weight-asian="bold" style:font-weight-complex="bold"/>
    </style:style>
    <style:style style:name="P157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2a6c68" officeooo:paragraph-rsid="00d9907b" style:font-weight-asian="bold" style:font-weight-complex="bold"/>
    </style:style>
    <style:style style:name="P158" style:family="paragraph" style:parent-style-name="Standard" style:list-style-name="L3" style:master-page-name="">
      <style:paragraph-properties fo:text-align="justify" style:justify-single-word="false" style:page-number="auto"/>
      <style:text-properties fo:font-weight="bold" officeooo:rsid="006884d4" officeooo:paragraph-rsid="00d7bf12" style:font-weight-asian="bold" style:font-weight-complex="bold"/>
    </style:style>
    <style:style style:name="P159" style:family="paragraph" style:parent-style-name="Standard" style:list-style-name="L3" style:master-page-name="">
      <style:paragraph-properties fo:text-align="justify" style:justify-single-word="false" style:page-number="auto"/>
      <style:text-properties style:text-underline-style="solid" style:text-underline-width="auto" style:text-underline-color="font-color" officeooo:rsid="006f7055" officeooo:paragraph-rsid="00bb6afd"/>
    </style:style>
    <style:style style:name="P160" style:family="paragraph" style:parent-style-name="Standard" style:list-style-name="L3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bold" officeooo:rsid="006884d4" officeooo:paragraph-rsid="0091ec1a" style:font-weight-asian="bold" style:font-weight-complex="bold"/>
    </style:style>
    <style:style style:name="P161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normal" officeooo:rsid="0092fd6f" officeooo:paragraph-rsid="0092fd6f" style:font-weight-asian="normal" style:font-weight-complex="normal"/>
    </style:style>
    <style:style style:name="P162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weight="bold" officeooo:rsid="006a362b" officeooo:paragraph-rsid="0093c2b5" style:font-weight-asian="bold" style:font-weight-complex="bold"/>
    </style:style>
    <style:style style:name="P163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0cm" style:auto-text-indent="false" style:page-number="auto" fo:background-color="transparent"/>
      <style:text-properties fo:font-style="normal" style:text-underline-style="none" fo:font-weight="normal" officeooo:rsid="00a1732a" officeooo:paragraph-rsid="00a1732a" style:font-style-asian="normal" style:font-weight-asian="normal" style:font-style-complex="normal" style:font-weight-complex="normal"/>
    </style:style>
    <style:style style:name="P164" style:family="paragraph" style:parent-style-name="Standard" style:list-style-name="L3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fo:font-weight="bold" officeooo:rsid="006a912d" officeooo:paragraph-rsid="0093c2b5" style:font-weight-asian="bold" style:font-weight-complex="bold"/>
    </style:style>
    <style:style style:name="P165" style:family="paragraph" style:parent-style-name="Standard" style:list-style-name="L3" style:master-page-name="">
      <loext:graphic-properties draw:fill="none"/>
      <style:paragraph-properties fo:margin-left="1.7cm" fo:margin-right="0cm" fo:text-align="justify" style:justify-single-word="false" fo:text-indent="0cm" style:auto-text-indent="false" style:page-number="auto" fo:background-color="transparent"/>
      <style:text-properties fo:font-weight="normal" officeooo:rsid="0074e0ff" officeooo:paragraph-rsid="0074e0ff" style:font-weight-asian="normal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fo:font-size="8pt" fo:font-weight="normal" officeooo:rsid="0105a568" officeooo:paragraph-rsid="0105a568" style:font-size-asian="8pt" style:font-weight-asian="normal" style:font-size-complex="8pt" style:font-weight-complex="normal"/>
    </style:style>
    <style:style style:name="P167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8pt" fo:font-weight="normal" officeooo:rsid="00a463eb" officeooo:paragraph-rsid="00a463eb" style:font-size-asian="8pt" style:font-weight-asian="normal" style:font-size-complex="8pt" style:font-weight-complex="normal"/>
    </style:style>
    <style:style style:name="P168" style:family="paragraph" style:parent-style-name="Table_20_Contents" style:list-style-name="L1">
      <loext:graphic-properties draw:fill="none"/>
      <style:paragraph-properties fo:margin-left="0cm" fo:margin-right="0cm" fo:text-align="start" style:justify-single-word="false" fo:text-indent="-0.6cm" style:auto-text-indent="false" fo:background-color="transparent" text:number-lines="false" text:line-number="0"/>
      <style:text-properties fo:font-size="8pt" fo:font-weight="normal" officeooo:rsid="00a463eb" officeooo:paragraph-rsid="00b4914d" style:font-size-asian="8pt" style:font-weight-asian="normal" style:font-size-complex="8pt" style:font-weight-complex="normal"/>
    </style:style>
    <style:style style:name="P169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019f319" officeooo:paragraph-rsid="0019f319" style:font-size-asian="8pt" style:font-weight-asian="normal" style:font-size-complex="8pt" style:font-weight-complex="normal"/>
    </style:style>
    <style:style style:name="P170" style:family="paragraph" style:parent-style-name="Table_20_Contents">
      <loext:graphic-properties draw:fill="none"/>
      <style:paragraph-properties fo:margin-left="1.799cm" fo:margin-right="0cm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fo:font-size="8pt" fo:font-weight="normal" officeooo:rsid="0105a568" officeooo:paragraph-rsid="0105a568" style:font-size-asian="8pt" style:font-weight-asian="normal" style:font-size-complex="8pt" style:font-weight-complex="normal"/>
    </style:style>
    <style:style style:name="P171" style:family="paragraph" style:parent-style-name="Text_20_body" style:list-style-name="L3">
      <style:paragraph-properties fo:text-align="justify" style:justify-single-word="false"/>
      <style:text-properties officeooo:paragraph-rsid="00bdd619"/>
    </style:style>
    <style:style style:name="P17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4740d" officeooo:paragraph-rsid="00c4740d" style:font-weight-asian="normal" style:font-weight-complex="normal"/>
    </style:style>
    <style:style style:name="P173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5653d" officeooo:paragraph-rsid="00c5653d" style:font-weight-asian="normal" style:font-weight-complex="normal"/>
    </style:style>
    <style:style style:name="P174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9f43a" officeooo:paragraph-rsid="00c4740d" style:font-weight-asian="normal" style:font-weight-complex="normal"/>
    </style:style>
    <style:style style:name="P175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afbec3" officeooo:paragraph-rsid="00e1e3b4" style:font-weight-asian="normal" style:font-weight-complex="normal"/>
    </style:style>
    <style:style style:name="P176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normal" officeooo:rsid="00cf7579" officeooo:paragraph-rsid="00cf7579" style:font-weight-asian="normal" style:font-weight-complex="normal"/>
    </style:style>
    <style:style style:name="P177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e1e3b4" style:font-weight-asian="normal" style:font-weight-complex="normal"/>
    </style:style>
    <style:style style:name="P178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ab5062" style:font-weight-asian="normal" style:font-weight-complex="normal"/>
    </style:style>
    <style:style style:name="P179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abd1b" style:font-weight-asian="normal" style:font-weight-complex="normal"/>
    </style:style>
    <style:style style:name="P180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9f43a" officeooo:paragraph-rsid="00cf7579" style:font-weight-asian="normal" style:font-weight-complex="normal"/>
    </style:style>
    <style:style style:name="P181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ab5062" officeooo:paragraph-rsid="00e1e3b4" style:font-weight-asian="normal" style:font-weight-complex="normal"/>
    </style:style>
    <style:style style:name="P182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c5ffe" officeooo:paragraph-rsid="00cc5ffe" style:font-weight-asian="normal" style:font-weight-complex="normal"/>
    </style:style>
    <style:style style:name="P183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abd1b" style:font-weight-asian="normal" style:font-weight-complex="normal"/>
    </style:style>
    <style:style style:name="P184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abd1b" officeooo:paragraph-rsid="00cf7579" style:font-weight-asian="normal" style:font-weight-complex="normal"/>
    </style:style>
    <style:style style:name="P185" style:family="paragraph" style:parent-style-name="Text_20_body" style:list-style-name="L3">
      <style:paragraph-properties fo:text-align="justify" style:justify-single-word="false"/>
      <style:text-properties style:text-underline-style="none" fo:font-weight="normal" officeooo:rsid="00cf7579" officeooo:paragraph-rsid="00cf7579" style:font-weight-asian="normal" style:font-weight-complex="normal"/>
    </style:style>
    <style:style style:name="P186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bold" officeooo:rsid="00ab5062" officeooo:paragraph-rsid="00e1e3b4" style:font-style-asian="normal" style:font-weight-asian="bold" style:font-style-complex="normal" style:font-weight-complex="bold"/>
    </style:style>
    <style:style style:name="P187" style:family="paragraph" style:parent-style-name="Text_20_body" style:list-style-name="L3">
      <style:paragraph-properties fo:text-align="justify" style:justify-single-word="false"/>
      <style:text-properties fo:font-style="normal" style:text-underline-style="none" fo:font-weight="normal" officeooo:rsid="00cdcc57" officeooo:paragraph-rsid="00cdcc57" style:font-style-asian="normal" style:font-weight-asian="normal" style:font-style-complex="normal" style:font-weight-complex="normal"/>
    </style:style>
    <style:style style:name="P188" style:family="paragraph" style:parent-style-name="Text_20_body" style:list-style-name="L3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cf7579" officeooo:paragraph-rsid="00cf7579" style:font-style-asian="normal" style:font-weight-asian="normal" style:font-style-complex="normal" style:font-weight-complex="normal"/>
    </style:style>
    <style:style style:name="P189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paragraph-rsid="00b4914d"/>
    </style:style>
    <style:style style:name="P190" style:family="paragraph" style:parent-style-name="Text_20_body" style:list-style-name="L2">
      <loext:graphic-properties draw:fill="none"/>
      <style:paragraph-properties fo:margin-left="0.6cm" fo:margin-right="0cm" fo:margin-top="0cm" fo:margin-bottom="0cm" loext:contextual-spacing="false" fo:line-height="100%" fo:text-indent="0cm" style:auto-text-indent="false" fo:background-color="transparent">
        <style:tab-stops/>
      </style:paragraph-properties>
      <style:text-properties officeooo:rsid="00b4914d" officeooo:paragraph-rsid="00b4914d"/>
    </style:style>
    <style:style style:name="T1" style:family="text">
      <style:text-properties officeooo:rsid="001134b9"/>
    </style:style>
    <style:style style:name="T2" style:family="text">
      <style:text-properties officeooo:rsid="00118526"/>
    </style:style>
    <style:style style:name="T3" style:family="text">
      <style:text-properties officeooo:rsid="00155da9"/>
    </style:style>
    <style:style style:name="T4" style:family="text">
      <style:text-properties officeooo:rsid="00194ae2"/>
    </style:style>
    <style:style style:name="T5" style:family="text">
      <style:text-properties officeooo:rsid="001a2cb2"/>
    </style:style>
    <style:style style:name="T6" style:family="text">
      <style:text-properties officeooo:rsid="001c98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6d4d28" style:font-weight-asian="normal" style:font-weight-complex="normal"/>
    </style:style>
    <style:style style:name="T9" style:family="text">
      <style:text-properties fo:font-weight="normal" officeooo:rsid="00fcd911" style:font-weight-asian="normal" style:font-weight-complex="normal"/>
    </style:style>
    <style:style style:name="T10" style:family="text">
      <style:text-properties officeooo:rsid="001d0ee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6c68" style:font-weight-asian="bold" style:font-weight-complex="bold"/>
    </style:style>
    <style:style style:name="T13" style:family="text">
      <style:text-properties fo:font-weight="bold" officeooo:rsid="002d98ba" style:font-weight-asian="bold" style:font-weight-complex="bold"/>
    </style:style>
    <style:style style:name="T14" style:family="text">
      <style:text-properties fo:font-weight="bold" officeooo:rsid="00303b05" style:font-weight-asian="bold" style:font-weight-complex="bold"/>
    </style:style>
    <style:style style:name="T15" style:family="text">
      <style:text-properties fo:font-weight="bold" officeooo:rsid="003679a2" style:font-weight-asian="bold" style:font-weight-complex="bold"/>
    </style:style>
    <style:style style:name="T16" style:family="text">
      <style:text-properties fo:font-weight="bold" officeooo:rsid="00564c9b" style:font-weight-asian="bold" style:font-weight-complex="bold"/>
    </style:style>
    <style:style style:name="T17" style:family="text">
      <style:text-properties fo:font-weight="bold" officeooo:rsid="00665b6c" style:font-weight-asian="bold" style:font-weight-complex="bold"/>
    </style:style>
    <style:style style:name="T18" style:family="text">
      <style:text-properties fo:font-weight="bold" officeooo:rsid="00677888" style:font-weight-asian="bold" style:font-weight-complex="bold"/>
    </style:style>
    <style:style style:name="T19" style:family="text">
      <style:text-properties fo:font-weight="bold" officeooo:rsid="0074e0ff" style:font-weight-asian="bold" style:font-weight-complex="bold"/>
    </style:style>
    <style:style style:name="T20" style:family="text">
      <style:text-properties fo:font-weight="bold" officeooo:rsid="006884d4" style:font-weight-asian="bold" style:font-weight-complex="bold"/>
    </style:style>
    <style:style style:name="T21" style:family="text">
      <style:text-properties fo:font-weight="bold" officeooo:rsid="0068a5a7" style:font-weight-asian="bold" style:font-weight-complex="bold"/>
    </style:style>
    <style:style style:name="T22" style:family="text">
      <style:text-properties fo:font-weight="bold" officeooo:rsid="009c3dd9" style:font-weight-asian="bold" style:font-weight-complex="bold"/>
    </style:style>
    <style:style style:name="T23" style:family="text">
      <style:text-properties fo:font-weight="bold" officeooo:rsid="009f8dde" style:font-weight-asian="bold" style:font-weight-complex="bold"/>
    </style:style>
    <style:style style:name="T24" style:family="text">
      <style:text-properties fo:font-weight="bold" officeooo:rsid="00a1732a" style:font-weight-asian="bold" style:font-weight-complex="bold"/>
    </style:style>
    <style:style style:name="T25" style:family="text">
      <style:text-properties fo:font-weight="bold" officeooo:rsid="00a45aca" style:font-weight-asian="bold" style:font-weight-complex="bold"/>
    </style:style>
    <style:style style:name="T26" style:family="text">
      <style:text-properties fo:font-weight="bold" officeooo:rsid="00b4914d" style:font-weight-asian="bold" style:font-weight-complex="bold"/>
    </style:style>
    <style:style style:name="T27" style:family="text">
      <style:text-properties fo:font-weight="bold" officeooo:rsid="00b8915c" style:font-weight-asian="bold" style:font-weight-complex="bold"/>
    </style:style>
    <style:style style:name="T28" style:family="text">
      <style:text-properties fo:font-weight="bold" officeooo:rsid="00b9f575" style:font-weight-asian="bold" style:font-weight-complex="bold"/>
    </style:style>
    <style:style style:name="T29" style:family="text">
      <style:text-properties fo:font-weight="bold" officeooo:rsid="00bbc1f6" style:font-weight-asian="bold" style:font-weight-complex="bold"/>
    </style:style>
    <style:style style:name="T30" style:family="text">
      <style:text-properties fo:font-weight="bold" officeooo:rsid="00bc149a" style:font-weight-asian="bold" style:font-weight-complex="bold"/>
    </style:style>
    <style:style style:name="T31" style:family="text">
      <style:text-properties fo:font-weight="bold" officeooo:rsid="00bdd619" style:font-weight-asian="bold" style:font-weight-complex="bold"/>
    </style:style>
    <style:style style:name="T32" style:family="text">
      <style:text-properties fo:font-weight="bold" officeooo:rsid="00c2abf3" style:font-weight-asian="bold" style:font-weight-complex="bold"/>
    </style:style>
    <style:style style:name="T33" style:family="text">
      <style:text-properties fo:font-weight="bold" officeooo:rsid="00c5653d" style:font-weight-asian="bold" style:font-weight-complex="bold"/>
    </style:style>
    <style:style style:name="T34" style:family="text">
      <style:text-properties fo:font-weight="bold" officeooo:rsid="00c64c49" style:font-weight-asian="bold" style:font-weight-complex="bold"/>
    </style:style>
    <style:style style:name="T35" style:family="text">
      <style:text-properties fo:font-weight="bold" officeooo:rsid="00def03d" style:font-weight-asian="bold" style:font-weight-complex="bold"/>
    </style:style>
    <style:style style:name="T36" style:family="text">
      <style:text-properties fo:font-weight="bold" officeooo:rsid="00e0d547" style:font-weight-asian="bold" style:font-weight-complex="bold"/>
    </style:style>
    <style:style style:name="T37" style:family="text">
      <style:text-properties fo:font-weight="bold" officeooo:rsid="00e3dc3f" style:font-weight-asian="bold" style:font-weight-complex="bold"/>
    </style:style>
    <style:style style:name="T38" style:family="text">
      <style:text-properties fo:font-weight="bold" officeooo:rsid="00f4e2fb" style:font-weight-asian="bold" style:font-weight-complex="bold"/>
    </style:style>
    <style:style style:name="T39" style:family="text">
      <style:text-properties fo:font-weight="bold" officeooo:rsid="01070c4b" style:font-weight-asian="bold" style:font-weight-complex="bold"/>
    </style:style>
    <style:style style:name="T40" style:family="text">
      <style:text-properties officeooo:rsid="002a6c68"/>
    </style:style>
    <style:style style:name="T41" style:family="text">
      <style:text-properties officeooo:rsid="002e7d4b"/>
    </style:style>
    <style:style style:name="T42" style:family="text">
      <style:text-properties officeooo:rsid="00303b05"/>
    </style:style>
    <style:style style:name="T43" style:family="text">
      <style:text-properties style:text-underline-style="solid" style:text-underline-width="auto" style:text-underline-color="font-color"/>
    </style:style>
    <style:style style:name="T44" style:family="text">
      <style:text-properties style:text-underline-style="solid" style:text-underline-width="auto" style:text-underline-color="font-color" officeooo:rsid="0064aa8c"/>
    </style:style>
    <style:style style:name="T45" style:family="text">
      <style:text-properties style:text-underline-style="solid" style:text-underline-width="auto" style:text-underline-color="font-color" officeooo:rsid="006de4dc"/>
    </style:style>
    <style:style style:name="T46" style:family="text">
      <style:text-properties style:text-underline-style="solid" style:text-underline-width="auto" style:text-underline-color="font-color" officeooo:rsid="0085c1ec"/>
    </style:style>
    <style:style style:name="T47" style:family="text">
      <style:text-properties officeooo:rsid="004837bf"/>
    </style:style>
    <style:style style:name="T48" style:family="text">
      <style:text-properties officeooo:rsid="004918ae"/>
    </style:style>
    <style:style style:name="T49" style:family="text">
      <style:text-properties officeooo:rsid="004a4c92"/>
    </style:style>
    <style:style style:name="T50" style:family="text">
      <style:text-properties officeooo:rsid="004d4988"/>
    </style:style>
    <style:style style:name="T51" style:family="text">
      <style:text-properties officeooo:rsid="004ebca7"/>
    </style:style>
    <style:style style:name="T52" style:family="text">
      <style:text-properties officeooo:rsid="00532781"/>
    </style:style>
    <style:style style:name="T53" style:family="text">
      <style:text-properties officeooo:rsid="00533803"/>
    </style:style>
    <style:style style:name="T54" style:family="text">
      <style:text-properties officeooo:rsid="0054b0bb"/>
    </style:style>
    <style:style style:name="T55" style:family="text">
      <style:text-properties officeooo:rsid="00583bf8"/>
    </style:style>
    <style:style style:name="T56" style:family="text">
      <style:text-properties officeooo:rsid="00598131"/>
    </style:style>
    <style:style style:name="T57" style:family="text">
      <style:text-properties officeooo:rsid="005e6b00"/>
    </style:style>
    <style:style style:name="T58" style:family="text">
      <style:text-properties officeooo:rsid="005ec3cd"/>
    </style:style>
    <style:style style:name="T59" style:family="text">
      <style:text-properties officeooo:rsid="0064aa8c"/>
    </style:style>
    <style:style style:name="T60" style:family="text">
      <style:text-properties officeooo:rsid="00677888"/>
    </style:style>
    <style:style style:name="T61" style:family="text">
      <style:text-properties officeooo:rsid="006884d4"/>
    </style:style>
    <style:style style:name="T62" style:family="text">
      <style:text-properties officeooo:rsid="0068a5a7"/>
    </style:style>
    <style:style style:name="T63" style:family="text">
      <style:text-properties officeooo:rsid="006a912d"/>
    </style:style>
    <style:style style:name="T64" style:family="text">
      <style:text-properties officeooo:rsid="006b9174"/>
    </style:style>
    <style:style style:name="T65" style:family="text">
      <style:text-properties officeooo:rsid="007ce80f"/>
    </style:style>
    <style:style style:name="T66" style:family="text">
      <style:text-properties officeooo:rsid="008078a0"/>
    </style:style>
    <style:style style:name="T67" style:family="text">
      <style:text-properties officeooo:rsid="008289af"/>
    </style:style>
    <style:style style:name="T68" style:family="text">
      <style:text-properties officeooo:rsid="0087bcf4"/>
    </style:style>
    <style:style style:name="T69" style:family="text">
      <style:text-properties officeooo:rsid="008ddc6a"/>
    </style:style>
    <style:style style:name="T70" style:family="text">
      <style:text-properties officeooo:rsid="0092fd6f"/>
    </style:style>
    <style:style style:name="T71" style:family="text">
      <style:text-properties officeooo:rsid="00931203"/>
    </style:style>
    <style:style style:name="T72" style:family="text">
      <style:text-properties officeooo:rsid="00953596"/>
    </style:style>
    <style:style style:name="T73" style:family="text">
      <style:text-properties officeooo:rsid="0096993d"/>
    </style:style>
    <style:style style:name="T74" style:family="text">
      <style:text-properties officeooo:rsid="009f8dde"/>
    </style:style>
    <style:style style:name="T75" style:family="text">
      <style:text-properties officeooo:rsid="00a12068"/>
    </style:style>
    <style:style style:name="T7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2a6c6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679a2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03b05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cabd1b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bdd619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bbc1f6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d26e86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aea855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e5c860" style:font-style-asian="normal" style:font-weight-asian="bold" style:font-style-complex="normal" style:font-weight-complex="bold"/>
    </style:style>
    <style:style style:name="T86" style:family="text">
      <style:text-properties fo:font-style="normal" fo:font-weight="bold" officeooo:rsid="00f3c328" style:font-style-asian="normal" style:font-weight-asian="bold" style:font-style-complex="normal" style:font-weight-complex="bold"/>
    </style:style>
    <style:style style:name="T87" style:family="text">
      <style:text-properties fo:font-style="normal" fo:font-weight="bold" officeooo:rsid="00fb46d4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fcabba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1070bbf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1070c4b" style:font-style-asian="normal" style:font-weight-asian="bold" style:font-style-complex="normal" style:font-weight-complex="bold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aea855" style:font-style-asian="normal" style:font-style-complex="normal"/>
    </style:style>
    <style:style style:name="T93" style:family="text">
      <style:text-properties fo:font-style="normal" officeooo:rsid="00a82dfa" style:font-style-asian="normal" style:font-style-complex="normal"/>
    </style:style>
    <style:style style:name="T94" style:family="text">
      <style:text-properties fo:font-style="normal" officeooo:rsid="00303b05" style:font-style-asian="normal" style:font-style-complex="normal"/>
    </style:style>
    <style:style style:name="T95" style:family="text">
      <style:text-properties fo:font-style="normal" officeooo:rsid="00bbc1f6" style:font-style-asian="normal" style:font-style-complex="normal"/>
    </style:style>
    <style:style style:name="T96" style:family="text">
      <style:text-properties fo:font-style="normal" officeooo:rsid="01070bbf" style:font-style-asian="normal" style:font-style-complex="normal"/>
    </style:style>
    <style:style style:name="T97" style:family="text">
      <style:text-properties fo:font-style="normal" style:text-underline-style="solid" style:text-underline-width="auto" style:text-underline-color="font-color" officeooo:rsid="00afbec3" style:font-style-asian="normal" style:font-style-complex="normal"/>
    </style:style>
    <style:style style:name="T98" style:family="text">
      <style:text-properties fo:font-style="normal" style:text-underline-style="none" fo:font-weight="bold" officeooo:rsid="00bdd619" style:font-style-asian="normal" style:font-weight-asian="bold" style:font-style-complex="normal" style:font-weight-complex="bold"/>
    </style:style>
    <style:style style:name="T99" style:family="text">
      <style:text-properties fo:font-style="normal" style:text-underline-style="none" fo:font-weight="bold" officeooo:rsid="00bbc1f6" style:font-style-asian="normal" style:font-weight-asian="bold" style:font-style-complex="normal" style:font-weight-complex="bold"/>
    </style:style>
    <style:style style:name="T100" style:family="text">
      <style:text-properties officeooo:rsid="00a463eb"/>
    </style:style>
    <style:style style:name="T101" style:family="text">
      <style:text-properties style:text-underline-style="none" fo:font-weight="normal" style:font-weight-asian="normal" style:font-weight-complex="normal"/>
    </style:style>
    <style:style style:name="T102" style:family="text">
      <style:text-properties style:text-underline-style="none" fo:font-weight="normal" officeooo:rsid="00a7469e" style:font-weight-asian="normal" style:font-weight-complex="normal"/>
    </style:style>
    <style:style style:name="T103" style:family="text">
      <style:text-properties style:text-underline-style="none" fo:font-weight="normal" officeooo:rsid="00a76110" style:font-weight-asian="normal" style:font-weight-complex="normal"/>
    </style:style>
    <style:style style:name="T104" style:family="text">
      <style:text-properties style:text-underline-style="none" fo:font-weight="normal" officeooo:rsid="00b0fc72" style:font-weight-asian="normal" style:font-weight-complex="normal"/>
    </style:style>
    <style:style style:name="T105" style:family="text">
      <style:text-properties style:text-underline-style="none" fo:font-weight="normal" officeooo:rsid="00a9f43a" style:font-weight-asian="normal" style:font-weight-complex="normal"/>
    </style:style>
    <style:style style:name="T106" style:family="text">
      <style:text-properties style:text-underline-style="none" fo:font-weight="normal" officeooo:rsid="00b1e7f5" style:font-weight-asian="normal" style:font-weight-complex="normal"/>
    </style:style>
    <style:style style:name="T107" style:family="text">
      <style:text-properties style:text-underline-style="none" fo:font-weight="bold" officeooo:rsid="00bbc1f6" style:font-weight-asian="bold" style:font-weight-complex="bold"/>
    </style:style>
    <style:style style:name="T108" style:family="text">
      <style:text-properties style:text-underline-style="none" fo:font-weight="bold" officeooo:rsid="002a6c68" style:font-weight-asian="bold" style:font-weight-complex="bold"/>
    </style:style>
    <style:style style:name="T109" style:family="text">
      <style:text-properties style:text-underline-style="none" fo:font-weight="bold" officeooo:rsid="003679a2" style:font-weight-asian="bold" style:font-weight-complex="bold"/>
    </style:style>
    <style:style style:name="T110" style:family="text">
      <style:text-properties style:text-underline-style="none" fo:font-weight="bold" officeooo:rsid="00303b05" style:font-weight-asian="bold" style:font-weight-complex="bold"/>
    </style:style>
    <style:style style:name="T111" style:family="text">
      <style:text-properties style:text-underline-style="none" fo:font-weight="bold" officeooo:rsid="00bc149a" style:font-weight-asian="bold" style:font-weight-complex="bold"/>
    </style:style>
    <style:style style:name="T112" style:family="text">
      <style:text-properties officeooo:rsid="00a76110"/>
    </style:style>
    <style:style style:name="T113" style:family="text">
      <style:text-properties officeooo:rsid="00b47f68"/>
    </style:style>
    <style:style style:name="T114" style:family="text">
      <style:text-properties fo:font-size="8pt" fo:font-weight="normal" style:font-size-asian="8pt" style:font-weight-asian="normal" style:font-size-complex="8pt" style:font-weight-complex="normal"/>
    </style:style>
    <style:style style:name="T115" style:family="text">
      <style:text-properties fo:font-size="8pt" fo:font-weight="normal" officeooo:rsid="00b4914d" style:font-size-asian="8pt" style:font-weight-asian="normal" style:font-size-complex="8pt" style:font-weight-complex="normal"/>
    </style:style>
    <style:style style:name="T116" style:family="text">
      <style:text-properties fo:font-size="8pt" fo:font-weight="normal" officeooo:rsid="00a463eb" style:font-size-asian="8pt" style:font-weight-asian="normal" style:font-size-complex="8pt" style:font-weight-complex="normal"/>
    </style:style>
    <style:style style:name="T117" style:family="text">
      <style:text-properties fo:font-size="8pt" fo:font-weight="normal" officeooo:rsid="00a6874a" style:font-size-asian="8pt" style:font-weight-asian="normal" style:font-size-complex="8pt" style:font-weight-complex="normal"/>
    </style:style>
    <style:style style:name="T118" style:family="text">
      <style:text-properties fo:font-size="8pt" fo:font-weight="normal" officeooo:rsid="00f01f7c" style:font-size-asian="8pt" style:font-weight-asian="normal" style:font-size-complex="8pt" style:font-weight-complex="normal"/>
    </style:style>
    <style:style style:name="T119" style:family="text">
      <style:text-properties officeooo:rsid="00bbc1f6"/>
    </style:style>
    <style:style style:name="T120" style:family="text">
      <style:text-properties officeooo:rsid="00bc149a"/>
    </style:style>
    <style:style style:name="T121" style:family="text">
      <style:text-properties officeooo:rsid="00bdd619"/>
    </style:style>
    <style:style style:name="T122" style:family="text">
      <style:text-properties officeooo:rsid="00c16beb"/>
    </style:style>
    <style:style style:name="T123" style:family="text">
      <style:text-properties officeooo:rsid="00c8f7ff"/>
    </style:style>
    <style:style style:name="T124" style:family="text">
      <style:text-properties officeooo:rsid="00db5026"/>
    </style:style>
    <style:style style:name="T125" style:family="text">
      <style:text-properties officeooo:rsid="00dedfc4"/>
    </style:style>
    <style:style style:name="T126" style:family="text">
      <style:text-properties officeooo:rsid="00e7d9fd"/>
    </style:style>
    <style:style style:name="T127" style:family="text">
      <style:text-properties officeooo:rsid="00f4e2fb"/>
    </style:style>
    <style:style style:name="T128" style:family="text">
      <style:text-properties officeooo:rsid="00f78feb"/>
    </style:style>
    <style:style style:name="T129" style:family="text">
      <style:text-properties officeooo:rsid="00fcc2c7"/>
    </style:style>
    <style:style style:name="T130" style:family="text">
      <style:text-properties officeooo:rsid="00fcd911"/>
    </style:style>
    <style:style style:name="T131" style:family="text">
      <style:text-properties officeooo:rsid="0101ef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R-duino protocol</text:p>
      <text:p text:style-name="P1"/>
      <text:p text:style-name="P2">Structure : Start byte, command byte, address (1 byte) <text:span text:style-name="T10">[,subaddress (1 byte), parameters…]</text:span></text:p>
      <text:p text:style-name="P2"/>
      <text:p text:style-name="P3">Header byte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40">Start byte</text:p>
          </table:table-cell>
          <table:covered-table-cell/>
        </table:table-row>
        <table:table-row>
          <table:table-cell table:style-name="Tableau1.A2" office:value-type="string">
            <text:p text:style-name="P42">B7-B0</text:p>
          </table:table-cell>
          <table:table-cell table:style-name="Tableau1.B2" office:value-type="string">
            <text:p text:style-name="P42">Value = FF <text:span text:style-name="T127">(</text:span><text:span text:style-name="T38">Never used elsewhere</text:span><text:span text:style-name="T127">)</text:span></text:p>
          </table:table-cell>
        </table:table-row>
        <table:table-row>
          <table:table-cell table:style-name="Tableau1.B2" table:number-columns-spanned="2" office:value-type="string">
            <text:p text:style-name="P40">Command byte</text:p>
          </table:table-cell>
          <table:covered-table-cell/>
        </table:table-row>
        <table:table-row>
          <table:table-cell table:style-name="Tableau1.A2" office:value-type="string">
            <text:p text:style-name="P30">B7-B<text:span text:style-name="T3">3</text:span></text:p>
          </table:table-cell>
          <table:table-cell table:style-name="Tableau1.B2" office:value-type="string">
            <text:p text:style-name="P29">B7=<text:span text:style-name="T41">0</text:span> : « <text:span text:style-name="T59">R/W</text:span> » command :</text:p>
            <text:p text:style-name="P54">B<text:span text:style-name="T126">5</text:span>=0:<text:span text:style-name="T55">Read</text:span> command</text:p>
            <text:p text:style-name="P43">B<text:span text:style-name="T126">4</text:span>=0 : read from sensor<text:span text:style-name="T53">(s)</text:span></text:p>
            <text:p text:style-name="P47">B6=0:from certain sensors (subaddresses follow, see below)</text:p>
            <text:p text:style-name="P50">B6=1:from all sensors</text:p>
            <text:p text:style-name="P57">B<text:span text:style-name="T126">4</text:span>=1 : <text:span text:style-name="T56">read from turnout(s)</text:span></text:p>
            <text:p text:style-name="P48">B6=0:from certain <text:span text:style-name="T56">turnouts</text:span> (subaddresses follow, see below)</text:p>
            <text:p text:style-name="P51">B6=1:from all <text:span text:style-name="T55">turnouts</text:span></text:p>
            <text:p text:style-name="P66">B<text:span text:style-name="T126">5</text:span>=1 : <text:span text:style-name="T56">Write</text:span> command</text:p>
            <text:p text:style-name="P44">B<text:span text:style-name="T126">4</text:span>=0 : <text:span text:style-name="T57">write to </text:span>sensor<text:span text:style-name="T53">(s)</text:span></text:p>
            <text:p text:style-name="P49">B6=0:<text:span text:style-name="T57">to</text:span> certain sensors (subaddresses follow, see below)</text:p>
            <text:p text:style-name="P52">B6=1:<text:span text:style-name="T57">to</text:span> all sensors</text:p>
            <text:p text:style-name="P58">B<text:span text:style-name="T126">4</text:span>=1 : <text:span text:style-name="T58">write to turnout(s)</text:span></text:p>
            <text:p text:style-name="P49">B6=0:<text:span text:style-name="T58">to</text:span> certain <text:span text:style-name="T56">turnouts</text:span> (subaddresses follow, see below)</text:p>
            <text:p text:style-name="P52">B6=1:<text:span text:style-name="T58">to</text:span> all <text:span text:style-name="T55">turnouts</text:span></text:p>
            <text:p text:style-name="P45"/>
            <text:p text:style-name="P18">B7=<text:span text:style-name="T41">1</text:span> : « <text:span text:style-name="T1">Config/Other</text:span> » command :</text:p>
            <text:p text:style-name="P55">B3=0 : normal config</text:p>
            <text:p text:style-name="P46">B4=0:Sensor <text:span text:style-name="T1">config</text:span></text:p>
            <text:p text:style-name="P59">B4=1 : Turnout <text:span text:style-name="T2">config</text:span></text:p>
            <text:p text:style-name="P65">B5=0 : new sensor/turnout or modify existing</text:p>
            <text:p text:style-name="P65">B5=1 : delete sensor/turnout</text:p>
            <text:p text:style-name="P55">B3=1 : « special » config <text:span text:style-name="T4">or other commands</text:span></text:p>
            <text:p text:style-name="P62">B6-B<text:span text:style-name="T123">4</text:span> : 00<text:span text:style-name="T123">0</text:span> =&gt; version</text:p>
            <text:p text:style-name="P64">B6-B<text:span text:style-name="T123">4</text:span> : <text:span text:style-name="T123">0</text:span>01 =&gt; Set address</text:p>
            <text:p text:style-name="P63">B6-B4 : 010 =&gt; Store config in EEPROM</text:p>
            <text:p text:style-name="P63">B6-B4 : 011 =&gt; Load config from EEPROM</text:p>
            <text:p text:style-name="P60">B6-B5: <text:span text:style-name="T5">10</text:span> =&gt; Show command</text:p>
            <text:p text:style-name="P169">B4 : 0 =&gt; sensors 1=&gt; turnouts</text:p>
            <text:p text:style-name="P170">cf B7 of address for a special option</text:p>
            <text:p text:style-name="P61">B6-B4 : 11<text:span text:style-name="T113">0</text:span> =&gt; Turnout fine tuning</text:p>
            <text:p text:style-name="P61">B6-B4: 11<text:span text:style-name="T113">1</text:span> =&gt; Clear EEPROM</text:p>
          </table:table-cell>
        </table:table-row>
        <table:table-row>
          <table:table-cell table:style-name="Tableau1.A2" office:value-type="string">
            <text:p text:style-name="P31">B2</text:p>
          </table:table-cell>
          <table:table-cell table:style-name="Tableau1.B2" office:value-type="string">
            <text:list xml:id="list1245650158" text:style-name="L1">
              <text:list-header>
                <text:p text:style-name="P167">B2=1 : <text:span text:style-name="T11">from Master</text:span> :asks the slave to send any pending messages originating from the slave (like turnouts having reached its position, an input sensors that has changed value,…)</text:p>
                <text:p text:style-name="P168">B2=1 : <text:span text:style-name="T11">from slave, </text:span><text:span text:style-name="T26">2 cases :</text:span></text:p>
              </text:list-header>
            </text:list>
            <text:list xml:id="list3650485810" text:style-name="L2">
              <text:list-item>
                <text:p text:style-name="P189"><text:span text:style-name="T115">if it is in </text:span><text:span text:style-name="T118">an</text:span><text:span text:style-name="T115"> answer to a command from the master</text:span><text:span text:style-name="T116">, </text:span><text:span text:style-name="T115">it means there are async events waiting to be sent by the slave </text:span><text:span text:style-name="T116">(like turnouts having reached its position, an input sensors that has changed value,…)</text:span></text:p>
              </text:list-item>
              <text:list-item>
                <text:p text:style-name="P190"><text:span text:style-name="T117">w</text:span><text:span text:style-name="T114">hen it is in response to the master asking to send the async events</text:span></text:p>
              </text:list-item>
            </text:list>
            <text:list xml:id="list201133582222529" text:continue-list="list1245650158" text:style-name="L1">
              <text:list-header>
                <text:p text:style-name="P167">otherwise B2=0</text:p>
              </text:list-header>
            </text:list>
          </table:table-cell>
        </table:table-row>
        <table:table-row>
          <table:table-cell table:style-name="Tableau1.A2" office:value-type="string">
            <text:p text:style-name="P30"><text:s/>B<text:span text:style-name="T6">1</text:span>-B0</text:p>
          </table:table-cell>
          <table:table-cell table:style-name="Tableau1.B2" office:value-type="string">
            <text:p text:style-name="P16"><text:span text:style-name="T50">B0</text:span>=<text:span text:style-name="T50">1</text:span> : command from the master</text:p>
            <text:p text:style-name="P56">B1=0 <text:span text:style-name="T51">(ensures that the command byte is never 0xFF)</text:span></text:p>
            <text:p text:style-name="P17">B0=<text:span text:style-name="T51">0</text:span>: answer from the slave</text:p>
            <text:p text:style-name="P53">B1=0 : no other answer pending</text:p>
            <text:p text:style-name="P53">B1=1 : Other answer(s) pending <text:span text:style-name="T131">(unfinished answer for the current command)</text:span></text:p>
          </table:table-cell>
        </table:table-row>
        <table:table-row>
          <table:table-cell table:style-name="Tableau1.B2" table:number-columns-spanned="2" office:value-type="string">
            <text:p text:style-name="P39">Address byte</text:p>
          </table:table-cell>
          <table:covered-table-cell/>
        </table:table-row>
        <table:table-row>
          <table:table-cell table:style-name="Tableau1.A2" office:value-type="string">
            <text:p text:style-name="P28">B7</text:p>
          </table:table-cell>
          <table:table-cell table:style-name="Tableau1.B2" office:value-type="string">
            <text:p text:style-name="P166">B7=0 for all normal commands</text:p>
            <text:p text:style-name="P166">In case of a show command (sensors or turnouts) B7=1 means only sends the subaddresses table (not the whole config)</text:p>
          </table:table-cell>
        </table:table-row>
        <table:table-row>
          <table:table-cell table:style-name="Tableau1.A2" office:value-type="string">
            <text:p text:style-name="P27">B6</text:p>
          </table:table-cell>
          <table:table-cell table:style-name="Tableau1.B2" office:value-type="string">
            <text:p text:style-name="P26">B6=0 : only one subaddress follows (simple command)</text:p>
            <text:p text:style-name="P26">B6=1 : <text:span text:style-name="T54">several subaddresses follow or none in the case of all sensors/turnouts read/write</text:span></text:p>
          </table:table-cell>
        </table:table-row>
        <table:table-row>
          <table:table-cell table:style-name="Tableau1.A2" office:value-type="string">
            <text:p text:style-name="P25">B<text:span text:style-name="T52">5</text:span>-B0</text:p>
          </table:table-cell>
          <table:table-cell table:style-name="Tableau1.B2" office:value-type="string">
            <text:p text:style-name="P24">Address (1-<text:span text:style-name="T52">62</text:span>) <text:span text:style-name="T100">(not 63 to avoid being 0xFF)</text:span></text:p>
          </table:table-cell>
        </table:table-row>
      </table:table>
      <text:p text:style-name="Text_20_body"/>
      <text:p text:style-name="P14">Payload byte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9">Subaddress byte</text:p>
          </table:table-cell>
          <table:covered-table-cell/>
        </table:table-row>
        <table:table-row>
          <table:table-cell table:style-name="Tableau2.A2" office:value-type="string">
            <text:p text:style-name="P32">B7</text:p>
          </table:table-cell>
          <table:table-cell table:style-name="Tableau2.B2" office:value-type="string">
            <text:p text:style-name="P21">B7=1 means last subaddress in a list (see below), in that case <text:span text:style-name="T49">B6-B4=000</text:span></text:p>
            <text:p text:style-name="P38">and B3-B0=error code (0 meaning no error)</text:p>
            <text:p text:style-name="P21">B7=0 :  subaddress in B5-B0 (if in a list, it is not the last one)</text:p>
          </table:table-cell>
        </table:table-row>
        <table:table-row>
          <table:table-cell table:style-name="Tableau2.A2" office:value-type="string">
            <text:p text:style-name="P22">B6</text:p>
          </table:table-cell>
          <table:table-cell table:style-name="Tableau2.B2" office:value-type="string">
            <text:p text:style-name="P21">Value to write <text:span text:style-name="T48">(see turnouts/sensors write command below)</text:span></text:p>
            <text:p text:style-name="P23">or read value <text:span text:style-name="T48">(see turnouts/sensors write command below)</text:span></text:p>
            <text:p text:style-name="P33">or <text:span text:style-name="T65">for turnout config :</text:span></text:p>
            <text:p text:style-name="P67">B6=1 &lt;=&gt; relay pin present, <text:span text:style-name="T65">0 otherwise</text:span></text:p>
            <text:p text:style-name="P33">or <text:span text:style-name="T65">for sensor config :</text:span></text:p>
            <text:p text:style-name="P67">B6=<text:span text:style-name="T65">0 : </text:span>input sensor</text:p>
            <text:p text:style-name="P68">B6=1 : output sensor</text:p>
          </table:table-cell>
        </table:table-row>
        <table:table-row>
          <table:table-cell table:style-name="Tableau2.A2" office:value-type="string">
            <text:p text:style-name="P25">B<text:span text:style-name="T47">5</text:span>-B0</text:p>
          </table:table-cell>
          <table:table-cell table:style-name="Tableau2.B2" office:value-type="string">
            <text:p text:style-name="P24">Subaddress (1-<text:span text:style-name="T47">63</text:span>)</text:p>
          </table:table-cell>
        </table:table-row>
        <table:table-row>
          <table:table-cell table:style-name="Tableau2.B2" table:number-columns-spanned="2" office:value-type="string">
            <text:p text:style-name="P41">Pin byte</text:p>
          </table:table-cell>
          <table:covered-table-cell/>
        </table:table-row>
        <table:table-row>
          <table:table-cell table:style-name="Tableau2.A2" office:value-type="string">
            <text:p text:style-name="P34">B7</text:p>
          </table:table-cell>
          <table:table-cell table:style-name="Tableau2.B2" office:value-type="string">
            <text:p text:style-name="P35">For input sensor config :</text:p>
            <text:p text:style-name="P69">B7=0 : no pull-up</text:p>
            <text:p text:style-name="P69">B7=1 : pull-up</text:p>
            <text:p text:style-name="P19">For the relay pins in a turnout config :</text:p>
            <text:p text:style-name="P69">B7=0 : drive the pin continuously (normal relay)</text:p>
            <text:p text:style-name="P69">B7=1 : pulse the pin <text:s/>(~10ms, for latching relay)</text:p>
          </table:table-cell>
        </table:table-row>
        <table:table-row>
          <table:table-cell table:style-name="Tableau2.A2" office:value-type="string">
            <text:p text:style-name="P36">B6-B0</text:p>
          </table:table-cell>
          <table:table-cell table:style-name="Tableau2.B2" office:value-type="string">
            <text:p text:style-name="P37">Pin number : <text:span text:style-name="T75">1-</text:span>126 (not 127 to avoid 0xFF value)</text:p>
          </table:table-cell>
        </table:table-row>
      </table:table>
      <text:p text:style-name="P11"/>
      <text:p text:style-name="P15">Every command/answer is limited to a total of 64 bytes.</text:p>
      <text:p text:style-name="P4"/>
      <text:p text:style-name="P6">How to distinguish between commands/answers and how to know if the slave has more answers/async events to send :</text:p>
      <text:p text:style-name="P13">For all commands : <text:span text:style-name="T68">command[B1-B0]=01</text:span></text:p>
      <text:p text:style-name="P13">For all answers to commands other than send async event : <text:span text:style-name="T68">command[B0]=0, command[B1] indicates if other answers are pending :</text:span></text:p>
      <text:p text:style-name="P13">if command[B1]=1<text:span text:style-name="T68"> </text:span>and command[B2]=0, that means the pending answers are for the current command (mostly for the show command that could have long answers split in several parts), otherwise if command[B2]=1, it means the current answer is the last to the command but async events are waiting (<text:span text:style-name="T68">input </text:span>sensors<text:span text:style-name="T68"> changed </text:span>or turnouts reached their final position<text:span text:style-name="T68">).</text:span></text:p>
      <text:p text:style-name="P13">Also command[B2] must be set for an answer to the send async command.</text:p>
      <text:p text:style-name="P5"/>
      <text:p text:style-name="P12">Specific commands <text:span text:style-name="T64">and their corresponding answers</text:span> :</text:p>
      <text:p text:style-name="P12"/>
      <text:list xml:id="list95407647" text:style-name="L3">
        <text:list-item>
          <text:p text:style-name="P76"><text:span text:style-name="T44">R/</text:span><text:span text:style-name="T43">W commands/answers</text:span></text:p>
          <text:list>
            <text:list-item>
              <text:p text:style-name="P77"><text:span text:style-name="T44">Re</text:span><text:span text:style-name="T45">ad</text:span><text:span text:style-name="T43"> sensor/turnout commands</text:span> : </text:p>
            </text:list-item>
          </text:list>
          <text:p text:style-name="P153">You can read any sensor ; input obviously but also output as you get the current state, same for a turnout.</text:p>
          <text:p text:style-name="P154"><text:span text:style-name="T12">start byte, c</text:span><text:span text:style-name="T15">ommand (byte), </text:span><text:span text:style-name="T12">address </text:span><text:span text:style-name="T14">(</text:span><text:span text:style-name="T12">byte</text:span><text:span text:style-name="T14">)</text:span><text:span text:style-name="T17">[</text:span><text:span text:style-name="T12">, subaddress</text:span><text:span text:style-name="T17">1</text:span><text:span text:style-name="T12"> </text:span><text:span text:style-name="T14">(</text:span><text:span text:style-name="T12">byte</text:span><text:span text:style-name="T14">)</text:span><text:span text:style-name="T16">, subaddress2(byte)…]</text:span><text:span text:style-name="T40">;</text:span></text:p>
          <text:p text:style-name="P80">Payload :</text:p>
          <text:list text:continue-numbering="true">
            <text:list-header>
              <text:p text:style-name="P81">if command[B6]=<text:span text:style-name="T60">address[B6]=0 : only one sensor/turnout, so only </text:span><text:span text:style-name="T18">subaddress1</text:span></text:p>
              <text:p text:style-name="P84">if command[B6]=0 and ad<text:span text:style-name="T70">d</text:span>ress[B6]=1 : several subaddresses follow</text:p>
              <text:list>
                <text:list-header>
                  <text:p text:style-name="P93">subaddress1,subaddress2,…,subaddress_last, <text:span text:style-name="T62">0x80</text:span></text:p>
                </text:list-header>
              </text:list>
              <text:p text:style-name="P155">if command[B6]=1 (all sensors or all turnouts)</text:p>
              <text:list text:continue-numbering="true">
                <text:list-header>
                  <text:p text:style-name="P95">no payload</text:p>
                </text:list-header>
              </text:list>
            </text:list-header>
            <text:list-item>
              <text:p text:style-name="P78"><text:span text:style-name="T44">Re</text:span><text:span text:style-name="T45">ad</text:span><text:span text:style-name="T43"> sensor/turnout </text:span><text:span text:style-name="T46">answer</text:span><text:span text:style-name="T43">s</text:span> : </text:p>
            </text:list-item>
          </text:list>
        </text:list-item>
      </text:list>
      <text:p text:style-name="P70">start byte, command (byte), address (byte)<text:span text:style-name="T122">[</text:span>, subaddress1 (byte), subaddress2(byte)…]|[string of byte (see below)];</text:p>
      <text:p text:style-name="P71">Payload :</text:p>
      <text:p text:style-name="P72">if command[B6]=address[B6]=0 : only one sensor/turnout : <text:span text:style-name="T11">subaddress1 </text:span><text:span text:style-name="T27">| 0x8x (x</text:span><text:span text:style-name="T28">=</text:span><text:span text:style-name="T27">0 :no error otherwise error « number x »)</text:span></text:p>
      <text:list xml:id="list201134219400903" text:continue-numbering="true" text:style-name="L3">
        <text:list-item>
          <text:list>
            <text:list-header>
              <text:p text:style-name="P85">if command[B6]=0 and ad<text:span text:style-name="T71">d</text:span>ress[B6]=1 : several subaddresses follow</text:p>
              <text:list>
                <text:list-header>
                  <text:p text:style-name="P160">subaddress1,subaddress2,…,subaddress_last, <text:span text:style-name="T62">0x8x (x=0 :no error otherwise error « number x »)</text:span></text:p>
                  <text:p text:style-name="P161">if command[B6]<text:span text:style-name="T71">=1 (all sensors or all turnouts) :</text:span></text:p>
                </text:list-header>
              </text:list>
            </text:list-header>
          </text:list>
          <text:p text:style-name="P162">string of bytes made from the <text:span text:style-name="T72">read values (1 bit each), all bytes have their MSB=0 the last byte is 0x8x (x=0 : no error otherwise error « number x »)</text:span></text:p>
          <text:list>
            <text:list-item>
              <text:list>
                <text:list-header>
                  <text:p text:style-name="P164">it is assumed that the sensors/turnouts <text:span text:style-name="T73">we are reading from</text:span> are in increasing subaddress order: the <text:span text:style-name="T129">first bit</text:span> <text:span text:style-name="T129">(LSB) of the first byte </text:span>will be <text:span text:style-name="T73">read from</text:span> the sensor/turnout of lowest subaddress and so on...</text:p>
                </text:list-header>
              </text:list>
            </text:list-item>
            <text:list-item>
              <text:p text:style-name="P97">Write sensor (output sensor only)/turnout commands :</text:p>
            </text:list-item>
          </text:list>
          <text:p text:style-name="P156">start byte, command (byte), address (byte)[, subaddress1 (byte), subaddress2(byte)…]|<text:span text:style-name="T69">[string of byte (see below)]</text:span>;</text:p>
        </text:list-item>
      </text:list>
      <text:p text:style-name="P20"><text:tab/><text:span text:style-name="T8">Payload :</text:span></text:p>
      <text:list xml:id="list201133282421388" text:continue-numbering="true" text:style-name="L3">
        <text:list-item>
          <text:list>
            <text:list-header>
              <text:p text:style-name="P82">if command[B6]=<text:span text:style-name="T60">address[B6]=0 : only one sensor/turnout, so only </text:span><text:span text:style-name="T18">subaddress1</text:span></text:p>
              <text:p text:style-name="P86">if command[B6]=0 and adress[B6]=1 : several subaddresses follow</text:p>
              <text:list>
                <text:list-header>
                  <text:p text:style-name="P94">subaddress1,subaddress2,…,subaddress_last, <text:span text:style-name="T62">0x80</text:span></text:p>
                </text:list-header>
              </text:list>
            </text:list-header>
          </text:list>
        </text:list-item>
      </text:list>
      <text:p text:style-name="P73">if command[B6]=1 (all sensors or all turnouts)</text:p>
      <text:p text:style-name="P75">string of bytes made from the <text:span text:style-name="T63">values (1 bit each) to write, all bytes must have their MSB=0 the last byte is 0x80</text:span></text:p>
      <text:p text:style-name="P74"><text:soft-page-break/>it is assumed that the sensors/turnouts to write to are in increasing subaddress order: the <text:span text:style-name="T129">first bit</text:span> <text:span text:style-name="T129">(LSB) of the first byte </text:span>will be written to the sensor/turnout of lowest subaddress and so on…</text:p>
      <text:list xml:id="list201132735505027" text:continue-numbering="true" text:style-name="L3">
        <text:list-item>
          <text:list>
            <text:list-item>
              <text:p text:style-name="P159">Write sensor (output sensor only)/turnout <text:span text:style-name="T119">answer</text:span> :</text:p>
            </text:list-item>
          </text:list>
          <text:p text:style-name="P116"><text:span text:style-name="T12">start byte, command (byte), address (byte), </text:span><text:span text:style-name="T29">0x8x (x=0:no error, otherwise error « number x »)</text:span></text:p>
        </text:list-item>
        <text:list-item>
          <text:p text:style-name="P98">Normal config commands :</text:p>
          <text:list>
            <text:list-item>
              <text:p text:style-name="P99">Sensor config</text:p>
            </text:list-item>
          </text:list>
          <text:p text:style-name="P79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text:span text:style-name="T12">, subaddress</text:span><text:span text:style-name="T19">1</text:span><text:span text:style-name="T12"> </text:span><text:span text:style-name="T14">(</text:span><text:span text:style-name="T12">byte</text:span><text:span text:style-name="T14">)</text:span><text:span text:style-name="T12">, </text:span><text:span text:style-name="T13">pin number</text:span><text:span text:style-name="T19">1</text:span><text:span text:style-name="T13"> </text:span><text:span text:style-name="T14">(</text:span><text:span text:style-name="T13">byte</text:span><text:span text:style-name="T14">)</text:span><text:span text:style-name="T19">[, </text:span><text:span text:style-name="T12">subaddress</text:span><text:span text:style-name="T19">2</text:span><text:span text:style-name="T12"> </text:span><text:span text:style-name="T14">(</text:span><text:span text:style-name="T12">byte</text:span><text:span text:style-name="T14">)</text:span><text:span text:style-name="T12">, </text:span><text:span text:style-name="T13">pin number</text:span><text:span text:style-name="T19">2</text:span><text:span text:style-name="T13"> </text:span><text:span text:style-name="T14">(</text:span><text:span text:style-name="T13">byte</text:span><text:span text:style-name="T14">), ...</text:span><text:span text:style-name="T19">]</text:span></text:p>
          <text:p text:style-name="P88">This is use to set a new sensor or update an existing one.</text:p>
          <text:p text:style-name="P89">If address[B6]=0 : <text:span text:style-name="T60">only one sensor, so only </text:span><text:span text:style-name="T18">subaddress1,</text:span><text:span text:style-name="T11">pin number1</text:span></text:p>
          <text:p text:style-name="P89">If address[B6]=1 : <text:span text:style-name="T61">several subaddresses follow</text:span></text:p>
          <text:p text:style-name="P165"><text:span text:style-name="T20">subaddress1, </text:span><text:span text:style-name="T11">pin number1,</text:span><text:span text:style-name="T20">subaddress2 </text:span><text:span text:style-name="T11">pin number2</text:span><text:span text:style-name="T20">,…,</text:span><text:span text:style-name="T22">last </text:span><text:span text:style-name="T20">subaddress, </text:span><text:span text:style-name="T22">last </text:span><text:span text:style-name="T11">pin_number  ,</text:span><text:span text:style-name="T21">0x80</text:span></text:p>
          <text:list text:continue-numbering="true">
            <text:list-item>
              <text:p text:style-name="P100">Sensor config <text:span text:style-name="T120">answer :</text:span></text:p>
            </text:list-item>
          </text:list>
          <text:p text:style-name="P101"><text:span text:style-name="T108">start byte, </text:span><text:span text:style-name="T109">command (byte), </text:span><text:span text:style-name="T108">address </text:span><text:span text:style-name="T110">(</text:span><text:span text:style-name="T108">byte</text:span><text:span text:style-name="T110">)</text:span><text:span text:style-name="T108">, </text:span><text:span text:style-name="T111">0x8x (</text:span><text:span text:style-name="T107">x=0:no error, otherwise error « number x »)</text:span></text:p>
          <text:list text:continue-numbering="true">
            <text:list-item>
              <text:p text:style-name="P104">Turnout config</text:p>
            </text:list-item>
          </text:list>
          <text:p text:style-name="P90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text:span text:style-name="T12">, subaddress </text:span><text:span text:style-name="T14">(</text:span><text:span text:style-name="T12">byte</text:span><text:span text:style-name="T14">)</text:span><text:span text:style-name="T12">, </text:span><text:span text:style-name="T14">servo </text:span><text:span text:style-name="T13">pin number </text:span><text:span text:style-name="T14">(</text:span><text:span text:style-name="T13">byte</text:span><text:span text:style-name="T14">), straight pos (byte), thrown pos (byte)[, relay pin 1 (byte), relay pin 2 (byte)]</text:span></text:p>
          <text:p text:style-name="P91">Same as for sensors (as per only one turnout or several). <text:span text:style-name="T66">The presence of relay pins is indicated in the subaddress[B6] bit.</text:span></text:p>
          <text:list text:continue-numbering="true">
            <text:list-item>
              <text:p text:style-name="P105">Turnout config <text:span text:style-name="T121">answer</text:span></text:p>
            </text:list-item>
          </text:list>
          <text:p text:style-name="P102"><text:span text:style-name="T108">start byte, </text:span><text:span text:style-name="T109">command (byte), </text:span><text:span text:style-name="T108">address </text:span><text:span text:style-name="T110">(</text:span><text:span text:style-name="T108">byte</text:span><text:span text:style-name="T110">)</text:span><text:span text:style-name="T108">, </text:span><text:span text:style-name="T111">0x8x (</text:span><text:span text:style-name="T107">x=0:no error, otherwise error « number x »)</text:span></text:p>
        </text:list-item>
        <text:list-item>
          <text:p text:style-name="P106">Delete config command :</text:p>
          <text:list>
            <text:list-item>
              <text:p text:style-name="P106">Delete sensor/<text:span text:style-name="T124">turnout</text:span> :</text:p>
              <text:p text:style-name="P117">command[B5]=1</text:p>
              <text:p text:style-name="P96"><text:span text:style-name="T8">c</text:span><text:span text:style-name="T7">ommand[B</text:span><text:span text:style-name="T9">4</text:span><text:span text:style-name="T7">]=0 : delete sensor</text:span></text:p>
              <text:p text:style-name="P118">command[B<text:span text:style-name="T130">4</text:span>]=1 : delete turnout</text:p>
            </text:list-item>
          </text:list>
          <text:p text:style-name="P157">start byte, command (byte), address (byte), subaddress1 (byte)<text:span text:style-name="T125">[</text:span>, subaddress2(byte)…] ;</text:p>
          <text:p text:style-name="P92">Payload :</text:p>
          <text:list text:continue-numbering="true">
            <text:list-header>
              <text:p text:style-name="P83">if <text:span text:style-name="T60">address[B6]=0 : only one sensor/turnout, so only </text:span><text:span text:style-name="T18">subaddress1</text:span></text:p>
              <text:p text:style-name="P87">if address[B6]=1 : several subaddresses follow</text:p>
              <text:list>
                <text:list-header>
                  <text:p text:style-name="P136">subaddress1,subaddress2,…,subaddress_last, <text:span text:style-name="T62">0x80</text:span></text:p>
                </text:list-header>
              </text:list>
            </text:list-header>
            <text:list-item>
              <text:p text:style-name="P107">Delete sensor/<text:span text:style-name="T124">turnout</text:span> answer :</text:p>
            </text:list-item>
          </text:list>
          <text:p text:style-name="P103"><text:span text:style-name="T108">start byte, </text:span><text:span text:style-name="T109">command (byte), </text:span><text:span text:style-name="T108">address </text:span><text:span text:style-name="T110">(</text:span><text:span text:style-name="T108">byte</text:span><text:span text:style-name="T110">)</text:span><text:span text:style-name="T108">, </text:span><text:span text:style-name="T111">0x8x (</text:span><text:span text:style-name="T107">x=0:no error, otherwise error « number x »)</text:span></text:p>
          <text:p text:style-name="P158"/>
        </text:list-item>
        <text:list-item>
          <text:p text:style-name="P108">Set address:</text:p>
          <text:list>
            <text:list-item>
              <text:p text:style-name="P109">command</text:p>
            </text:list-item>
          </text:list>
          <text:p text:style-name="P119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p text:style-name="P125">Remark : only a slave with its ADDRESS_MODE pin held to low will pick this message (and there should be only one on the bus at the time),</text:p>
          <text:list text:continue-numbering="true">
            <text:list-item>
              <text:p text:style-name="P109"><text:span text:style-name="T42">a</text:span>nswer</text:p>
            </text:list-item>
          </text:list>
          <text:p text:style-name="P120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0">Get version :</text:p>
          <text:list>
            <text:list-item>
              <text:p text:style-name="P111">command</text:p>
            </text:list-item>
          </text:list>
          <text:p text:style-name="P12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list text:continue-numbering="true">
            <text:list-item>
              <text:p text:style-name="P137"><text:span text:style-name="T42">a</text:span>nswer</text:p>
            </text:list-item>
          </text:list>
          <text:p text:style-name="P138"><text:soft-page-break/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5">version (byte),</text:span><text:span text:style-name="T37"> </text:span><text:span text:style-name="T32">0x8x </text:span><text:span text:style-name="T30">(</text:span><text:span text:style-name="T29">x=0:no error, otherwise error « number x »)</text:span></text:p>
        </text:list-item>
        <text:list-item>
          <text:p text:style-name="P112"><text:span text:style-name="T42">C</text:span>lear eeprom :</text:p>
          <text:list>
            <text:list-item>
              <text:p text:style-name="P113">command</text:p>
            </text:list-item>
          </text:list>
          <text:p text:style-name="P122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list text:continue-numbering="true">
            <text:list-item>
              <text:p text:style-name="P113"><text:span text:style-name="T42">a</text:span>nswer</text:p>
            </text:list-item>
          </text:list>
          <text:p text:style-name="P123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6">0x8x </text:span><text:span text:style-name="T30">(</text:span><text:span text:style-name="T29">x=0:no error, otherwise error « number x »)</text:span></text:p>
        </text:list-item>
        <text:list-item>
          <text:p text:style-name="P114"><text:span text:style-name="T42">S</text:span>how commands/<text:span text:style-name="T67">answers</text:span> (sensors/turnouts) :</text:p>
          <text:list>
            <text:list-item>
              <text:p text:style-name="P115"><text:span text:style-name="T42">S</text:span>how commands</text:p>
            </text:list-item>
          </text:list>
          <text:p text:style-name="P124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</text:span></text:p>
          <text:list text:continue-numbering="true">
            <text:list-header>
              <text:p text:style-name="P134"><text:span text:style-name="T14">N</text:span><text:span text:style-name="T11">ote : <text:tab/>B7=0 means sends the full config for each sensor/turnout</text:span></text:p>
              <text:list>
                <text:list-item>
                  <text:list>
                    <text:list-header>
                      <text:p text:style-name="P134"><text:span text:style-name="T11">B7=1 means sends the subaddresses table only that is 9 bytes where only the 7 lowest weight bits are used (to avoid being FF) : any bit set indicates that there is a sensor/turnout with this subaddress. The numbering is as follows :</text:span></text:p>
                      <text:p text:style-name="P134"><text:span text:style-name="T11">bit 0 of byte 0 is set if subaddress 1 corresponds to a sensor/turnout...</text:span></text:p>
                      <text:p text:style-name="P134"><text:span text:style-name="T11">bit 6 of byte 0 is set if subaddress 7 corresponds to a sensor/turnout…</text:span></text:p>
                      <text:p text:style-name="P134"><text:span text:style-name="T11">bit 0 of byte 1 is set if subaddress 8 corresponds to a sensor/turnout…</text:span></text:p>
                      <text:p text:style-name="P134"><text:span text:style-name="T11">bit 5 of byte 8 is set if subaddress 62 (max) corresponds to a sensor/turnout…</text:span></text:p>
                    </text:list-header>
                  </text:list>
                </text:list-item>
              </text:list>
            </text:list-header>
          </text:list>
        </text:list-item>
      </text:list>
      <text:p text:style-name="P135"><text:span text:style-name="T11"><text:tab/> <text:s text:c="5"/></text:span><text:span text:style-name="T39">Note 2 : For sensors there are 2 tables : one for the input sensors (9 bytes) and the <text:tab/><text:tab/>following 9 bytes represent the output sensors</text:span></text:p>
      <text:list xml:id="list201133494075905" text:continue-numbering="true" text:style-name="L3">
        <text:list-header>
          <text:p text:style-name="P126"/>
          <text:list text:continue-numbering="true">
            <text:list-item>
              <text:p text:style-name="P139">Show answers</text:p>
              <text:p text:style-name="P147">if address[B7]=0 :</text:p>
              <text:p text:style-name="P142">For sensors :</text:p>
            </text:list-item>
          </text:list>
          <text:p text:style-name="P143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1, pin1 [, subaddress2, pin2,…], 0x8</text:span><text:span text:style-name="T31">x (</text:span><text:span text:style-name="T29">x=0:no error, otherwise error « number x »)</text:span></text:p>
          <text:p text:style-name="P163"><text:span text:style-name="T74">F</text:span>or turnouts :</text:p>
          <text:p text:style-name="P171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1, </text:span><text:span text:style-name="T24">servo </text:span><text:span text:style-name="T23">pin1, </text:span><text:span text:style-name="T25">straight pos1, thrown pos1</text:span><text:span text:style-name="T23"> [, </text:span><text:span text:style-name="T25">relay pin1 1, relay pin1 2] [</text:span><text:span text:style-name="T23">, </text:span><text:span text:style-name="T25">s</text:span><text:span text:style-name="T23">ubaddress</text:span><text:span text:style-name="T25">2</text:span><text:span text:style-name="T23">, </text:span><text:span text:style-name="T24">servo </text:span><text:span text:style-name="T23">pin</text:span><text:span text:style-name="T25">2</text:span><text:span text:style-name="T23">, </text:span><text:span text:style-name="T25">straight pos2, thrown pos2</text:span><text:span text:style-name="T23"> [, </text:span><text:span text:style-name="T25">relay pin2 1, relay pin2 2], …],</text:span><text:span text:style-name="T23">0x8</text:span><text:span text:style-name="T98">x (</text:span><text:span text:style-name="T99">x=0:no error, otherwise error « number x »)</text:span></text:p>
          <text:p text:style-name="P127"><text:span text:style-name="T84">R</text:span><text:span text:style-name="T82">emark: </text:span><text:span text:style-name="T86">only one answer is sent, if several are needed (indicated by the other answers pending being set), just resend the same command</text:span></text:p>
        </text:list-header>
      </text:list>
      <text:p text:style-name="P129"><text:span text:style-name="T86"/></text:p>
      <text:p text:style-name="P129"><text:span text:style-name="T86"><text:tab/> <text:s text:c="4"/></text:span><text:span text:style-name="T96">if address[B7]=1 :</text:span></text:p>
      <text:p text:style-name="P130"><text:span text:style-name="T96"><text:tab/></text:span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9">subaddress</text:span><text:span text:style-name="T90">es</text:span><text:span text:style-name="T89"> table</text:span></text:p>
      <text:p text:style-name="P129"><text:span text:style-name="T96"/></text:p>
      <text:list xml:id="list201133920302234" text:continue-numbering="true" text:style-name="L3">
        <text:list-item>
          <text:p text:style-name="P172">Turnout fine position tuning :</text:p>
          <text:list>
            <text:list-item>
              <text:p text:style-name="P173">command</text:p>
            </text:list-item>
          </text:list>
          <text:p text:style-name="P144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s</text:span><text:span text:style-name="T23">ubaddress, </text:span><text:span text:style-name="T33">position</text:span></text:p>
          <text:p text:style-name="P146">position is a number between 1 and 180 (most servos will choke on extreme positions, so probably better to stay between 10 and 170).</text:p>
          <text:p text:style-name="P148">Position = 0 means end of fine tuning, detach servo.</text:p>
          <text:list text:continue-numbering="true">
            <text:list-item>
              <text:p text:style-name="P140">answer</text:p>
            </text:list-item>
          </text:list>
          <text:p text:style-name="P145"><text:span text:style-name="T12">start byte, </text:span><text:span text:style-name="T15">command (byte), </text:span><text:span text:style-name="T12">address </text:span><text:span text:style-name="T14">(</text:span><text:span text:style-name="T12">byte</text:span><text:span text:style-name="T14">), </text:span><text:span text:style-name="T34">0x8x </text:span><text:span text:style-name="T31">(</text:span><text:span text:style-name="T29">x=0:no error, otherwise error « number x »)</text:span></text:p>
        </text:list-item>
        <text:list-item>
          <text:p text:style-name="P174"><text:span text:style-name="T74">S</text:span>end async events command :</text:p>
          <text:p text:style-name="P177"><text:soft-page-break/>This is used by the Master to ask the slave to send any pending async events, f<text:span text:style-name="T112">or example if an (or several) input sensor(s) has/have changed its/their values or a turnout </text:span>has <text:span text:style-name="T112">reach</text:span>ed<text:span text:style-name="T112"> its final position.</text:span></text:p>
          <text:list>
            <text:list-item>
              <text:p text:style-name="P175">Master command :</text:p>
            </text:list-item>
          </text:list>
          <text:p text:style-name="P178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86">comma<text:span text:style-name="T128">nd = 0b00000101</text:span></text:p>
          <text:list text:continue-numbering="true">
            <text:list-item>
              <text:p text:style-name="P181"><text:span text:style-name="T97">Slave answer : </text:span><text:span text:style-name="T92">normal answer from the slave (with all command bits sets according to the event being sent, for example if an (or several) input sensor(s) has/have changed its/their values, the command bits must be set as if it was a read sensor command,</text:span><text:span text:style-name="T93"> same for a turnout reaching its final position</text:span><text:span text:style-name="T92">) </text:span><text:span text:style-name="T83">but with</text:span><text:span text:style-name="T84"> command[B2]=1</text:span></text:p>
            </text:list-item>
          </text:list>
          <text:p text:style-name="P128"><text:span text:style-name="T84">R</text:span><text:span text:style-name="T76">emark <text:s/></text:span><text:span text:style-name="T87">1</text:span><text:span text:style-name="T76">: an</text:span><text:span text:style-name="T85">s</text:span><text:span text:style-name="T76">wer </text:span><text:span text:style-name="T87">is always sent with the list bit set in the address </text:span><text:span text:style-name="T88">(address[B6]=1)</text:span></text:p>
          <text:p text:style-name="P128"><text:span text:style-name="T84">R</text:span><text:span text:style-name="T76">emark <text:s/></text:span><text:span text:style-name="T87">2</text:span><text:span text:style-name="T76">: an</text:span><text:span text:style-name="T85">s</text:span><text:span text:style-name="T76">wer might be empty </text:span></text:p>
          <text:p text:style-name="P127"><text:span text:style-name="T84">R</text:span><text:span text:style-name="T76">emark </text:span><text:span text:style-name="T87">3</text:span><text:span text:style-name="T76">: </text:span><text:span text:style-name="T86">only one answer is sent, if several are needed (indicated by the other answers pending being set), just resend the same command</text:span></text:p>
          <text:p text:style-name="P149"/>
        </text:list-item>
        <text:list-item>
          <text:p text:style-name="P131"><text:span text:style-name="T92">S</text:span><text:span text:style-name="T91">tore to eeprom</text:span></text:p>
          <text:list>
            <text:list-item>
              <text:p text:style-name="P141">command :</text:p>
            </text:list-item>
          </text:list>
          <text:p text:style-name="P17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82"><text:span text:style-name="T94">T</text:span><text:span text:style-name="T91">his will ask the slave to store its config (all sensors/turnouts) to its EEPROM.</text:span></text:p>
          <text:p text:style-name="P187">Note : the address and version are always saved to EEPROM.</text:p>
          <text:list text:continue-numbering="true">
            <text:list-item>
              <text:p text:style-name="P183"><text:span text:style-name="T94">A</text:span><text:span text:style-name="T91">nswer</text:span></text:p>
            </text:list-item>
          </text:list>
          <text:p text:style-name="P179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  <text:list-item>
          <text:p text:style-name="P176"><text:span text:style-name="T95">L</text:span><text:span text:style-name="T91">oad from EEPROM</text:span></text:p>
          <text:list>
            <text:list-item>
              <text:p text:style-name="P188">command :</text:p>
            </text:list-item>
          </text:list>
          <text:p text:style-name="P180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</text:span></text:p>
          <text:p text:style-name="P185"><text:span text:style-name="T94">A</text:span><text:span text:style-name="T91">sks the slave to load its sensors/turnouts configurations from EEPROM.</text:span></text:p>
          <text:list text:continue-numbering="true">
            <text:list-item>
              <text:p text:style-name="P184"><text:span text:style-name="T94">A</text:span><text:span text:style-name="T91">nswer</text:span></text:p>
            </text:list-item>
          </text:list>
          <text:p text:style-name="P180"><text:span text:style-name="T77">start byte, </text:span><text:span text:style-name="T78">command (byte), </text:span><text:span text:style-name="T77">address </text:span><text:span text:style-name="T79">(</text:span><text:span text:style-name="T77">byte</text:span><text:span text:style-name="T79">),</text:span><text:span text:style-name="T80">0x8x </text:span><text:span text:style-name="T81">(</text:span><text:span text:style-name="T82">x=0:no error, otherwise error « number x »)</text:span></text:p>
        </text:list-item>
      </text:list>
      <text:p text:style-name="P9"><text:span text:style-name="T14">I</text:span><text:span text:style-name="T11">MPORTANT NOTE : no other byte than the start byte can be 0xFF.</text:span></text:p>
      <text:p text:style-name="P8"/>
      <text:p text:style-name="P10">Examples of exchanges :</text:p>
      <text:p text:style-name="P10"/>
      <text:list xml:id="list2725242304" text:style-name="L4">
        <text:list-item>
          <text:p text:style-name="P132">Master→Slave :Write command</text:p>
        </text:list-item>
        <text:list-item>
          <text:p text:style-name="P132">Master→Slave : Read command</text:p>
          <text:p text:style-name="P132">Slave →Master : Read answer (answer bit set, if there are more answers that was allowed in the read command or other answers are pending, then command[B1] bit is set)</text:p>
          <text:p text:style-name="P150"><text:soft-page-break/><text:span text:style-name="T101">The master must repeat the same command </text:span><text:span text:style-name="T102">while</text:span><text:span text:style-name="T101"> the other answers pending bit is set </text:span><text:span text:style-name="T102">(command[B1]=1) and command[B2]=0 (meaning the pending answers are related to the original command).</text:span></text:p>
        </text:list-item>
        <text:list-item>
          <text:p text:style-name="P151"><text:span text:style-name="T102">In case an answer from the slave </text:span><text:span text:style-name="T103">to a command from the master </text:span><text:span text:style-name="T102">has command[B1]=command[B2]=1</text:span><text:span text:style-name="T101"> </text:span><text:span text:style-name="T103">that means there are pending async messages from this slave, in that case the master has to send a command with only command[B2]=1 to enable the slave to send them :</text:span></text:p>
        </text:list-item>
        <text:list-item>
          <text:p text:style-name="P151"><text:span text:style-name="T103">Master → Slave : </text:span><text:span text:style-name="T104">send async event command</text:span></text:p>
          <text:p text:style-name="P152"><text:span text:style-name="T101">Slave→ Master : <text:s/></text:span><text:span text:style-name="T104">normal answer with </text:span><text:span text:style-name="T105">command[B2]=1 </text:span><text:span text:style-name="T106">(respect also the limit set by the master in the command byte)</text:span></text:p>
          <text:p text:style-name="P13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01T15:51:39.691043479</meta:creation-date>
    <dc:date>2020-08-05T20:11:31.727935133</dc:date>
    <meta:editing-duration>P7DT16H21M49S</meta:editing-duration>
    <meta:editing-cycles>224</meta:editing-cycles>
    <meta:generator>LibreOffice/6.4.4.2$Linux_X86_64 LibreOffice_project/40$Build-2</meta:generator>
    <meta:document-statistic meta:table-count="2" meta:image-count="0" meta:object-count="0" meta:page-count="7" meta:paragraph-count="223" meta:word-count="2060" meta:character-count="12300" meta:non-whitespace-character-count="10481"/>
  </office:meta>
</office:document-meta>
</file>